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4.43pt" svg:height="533.82pt" svg:x="39.8pt" svg:y="410.37pt">
            <loext:p draw:notify-on-update-of-ranges="Sheet1.E17:Sheet1.E30 Sheet1.F17:Sheet1.F30 Sheet1.G17:Sheet1.G30 Sheet1.H17:Sheet1.H30 Sheet1.I17:Sheet1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row table:style-name="ro1">
          <table:table-cell office:value-type="float" office:value="0.13216" calcext:value-type="float">
            <text:p>0.13216</text:p>
          </table:table-cell>
          <table:table-cell office:value-type="float" office:value="0.132154" calcext:value-type="float">
            <text:p>0.132154</text:p>
          </table:table-cell>
          <table:table-cell table:formula="of:=[.A1]-[.B1]" office:value-type="float" office:value="0.000006000000000006" calcext:value-type="float">
            <text:p>0.000006</text:p>
          </table:table-cell>
          <table:table-cell office:value-type="string" calcext:value-type="string">
            <text:p>Rotate:10</text:p>
          </table:table-cell>
          <table:table-cell office:value-type="float" office:value="0.0667046" calcext:value-type="float">
            <text:p>0.0667046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0.022097" calcext:value-type="float">
            <text:p>0.022097</text:p>
          </table:table-cell>
          <table:table-cell office:value-type="float" office:value="0.0370647" calcext:value-type="float">
            <text:p>0.0370647</text:p>
          </table:table-cell>
          <table:table-cell office:value-type="float" office:value="0.0621165" calcext:value-type="float">
            <text:p>0.0621165</text:p>
          </table:table-cell>
          <table:table-cell office:value-type="float" office:value="0.1013027" calcext:value-type="float">
            <text:p>0.1013027</text:p>
          </table:table-cell>
          <table:table-cell office:value-type="float" office:value="0.1134122" calcext:value-type="float">
            <text:p>0.1134122</text:p>
          </table:table-cell>
          <table:table-cell office:value-type="float" office:value="0.0682929" calcext:value-type="float">
            <text:p>0.0682929</text:p>
          </table:table-cell>
          <table:table-cell office:value-type="float" office:value="0.0378448" calcext:value-type="float">
            <text:p>0.0378448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10427" calcext:value-type="float">
            <text:p>0.010427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0.034545" calcext:value-type="float">
            <text:p>0.034545</text:p>
          </table:table-cell>
          <table:table-cell office:value-type="float" office:value="0.0345408" calcext:value-type="float">
            <text:p>0.0345408</text:p>
          </table:table-cell>
          <table:table-cell table:formula="of:=[.A2]-[.B2]" office:value-type="float" office:value="0.00000420000000000281" calcext:value-type="float">
            <text:p>0.0000042</text:p>
          </table:table-cell>
          <table:table-cell office:value-type="float" office:value="20" calcext:value-type="float">
            <text:p>20</text:p>
          </table:table-cell>
          <table:table-cell office:value-type="float" office:value="0.0026891" calcext:value-type="float">
            <text:p>0.002689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9761" calcext:value-type="float">
            <text:p>0.0009761</text:p>
          </table:table-cell>
          <table:table-cell office:value-type="float" office:value="0.0018481" calcext:value-type="float">
            <text:p>0.0018481</text:p>
          </table:table-cell>
          <table:table-cell office:value-type="float" office:value="0.0031842" calcext:value-type="float">
            <text:p>0.0031842</text:p>
          </table:table-cell>
          <table:table-cell office:value-type="float" office:value="0.0052785" calcext:value-type="float">
            <text:p>0.0052785</text:p>
          </table:table-cell>
          <table:table-cell office:value-type="float" office:value="0.0086765" calcext:value-type="float">
            <text:p>0.0086765</text:p>
          </table:table-cell>
          <table:table-cell office:value-type="float" office:value="0.0143399" calcext:value-type="float">
            <text:p>0.0143399</text:p>
          </table:table-cell>
          <table:table-cell office:value-type="float" office:value="0.0235067" calcext:value-type="float">
            <text:p>0.0235067</text:p>
          </table:table-cell>
          <table:table-cell office:value-type="float" office:value="0.03293782" calcext:value-type="float">
            <text:p>0.03293782</text:p>
          </table:table-cell>
          <table:table-cell office:value-type="float" office:value="0.0202375" calcext:value-type="float">
            <text:p>0.0202375</text:p>
          </table:table-cell>
          <table:table-cell office:value-type="float" office:value="0.0111616" calcext:value-type="float">
            <text:p>0.0111616</text:p>
          </table:table-cell>
          <table:table-cell office:value-type="float" office:value="0.0058647" calcext:value-type="float">
            <text:p>0.0058647</text:p>
          </table:table-cell>
          <table:table-cell office:value-type="float" office:value="0.0029615" calcext:value-type="float">
            <text:p>0.0029615</text:p>
          </table:table-cell>
          <table:table-cell office:value-type="float" office:value="0.0013798" calcext:value-type="float">
            <text:p>0.0013798</text:p>
          </table:table-cell>
          <table:table-cell office:value-type="float" office:value="0.0005319" calcext:value-type="float">
            <text:p>0.0005319</text:p>
          </table:table-cell>
          <table:table-cell office:value-type="float" office:value="0.0001221" calcext:value-type="float">
            <text:p>0.0001221</text:p>
          </table:table-cell>
          <table:table-cell office:value-type="float" office:value="0.0000042" calcext:value-type="float">
            <text:p>0.0000042</text:p>
          </table:table-cell>
        </table:table-row>
        <table:table-row table:style-name="ro1">
          <table:table-cell office:value-type="float" office:value="0.0413103" calcext:value-type="float">
            <text:p>0.0413103</text:p>
          </table:table-cell>
          <table:table-cell office:value-type="float" office:value="0.0413079" calcext:value-type="float">
            <text:p>0.0413079</text:p>
          </table:table-cell>
          <table:table-cell table:formula="of:=[.A3]-[.B3]" office:value-type="float" office:value="0.00000239999999999962" calcext:value-type="float">
            <text:p>0.0000024</text:p>
          </table:table-cell>
          <table:table-cell office:value-type="float" office:value="30" calcext:value-type="float">
            <text:p>30</text:p>
          </table:table-cell>
          <table:table-cell office:value-type="float" office:value="0.0001292" calcext:value-type="float">
            <text:p>0.0001292</text:p>
          </table:table-cell>
          <table:table-cell office:value-type="float" office:value="0.0005156" calcext:value-type="float">
            <text:p>0.0005156</text:p>
          </table:table-cell>
          <table:table-cell office:value-type="float" office:value="0.0012049" calcext:value-type="float">
            <text:p>0.0012049</text:p>
          </table:table-cell>
          <table:table-cell office:value-type="float" office:value="0.0022956" calcext:value-type="float">
            <text:p>0.0022956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67467" calcext:value-type="float">
            <text:p>0.0067467</text:p>
          </table:table-cell>
          <table:table-cell office:value-type="float" office:value="0.0112572" calcext:value-type="float">
            <text:p>0.0112572</text:p>
          </table:table-cell>
          <table:table-cell office:value-type="float" office:value="0.0188126" calcext:value-type="float">
            <text:p>0.0188126</text:p>
          </table:table-cell>
          <table:table-cell office:value-type="float" office:value="0.0307958" calcext:value-type="float">
            <text:p>0.0307958</text:p>
          </table:table-cell>
          <table:table-cell office:value-type="float" office:value="0.03627681" calcext:value-type="float">
            <text:p>0.03627681</text:p>
          </table:table-cell>
          <table:table-cell office:value-type="float" office:value="0.0218661" calcext:value-type="float">
            <text:p>0.0218661</text:p>
          </table:table-cell>
          <table:table-cell office:value-type="float" office:value="0.0120894" calcext:value-type="float">
            <text:p>0.0120894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.0033086" calcext:value-type="float">
            <text:p>0.0033086</text:p>
          </table:table-cell>
          <table:table-cell office:value-type="float" office:value="0.0015665" calcext:value-type="float">
            <text:p>0.0015665</text:p>
          </table:table-cell>
          <table:table-cell office:value-type="float" office:value="0.0006132" calcext:value-type="float">
            <text:p>0.0006132</text:p>
          </table:table-cell>
          <table:table-cell office:value-type="float" office:value="0.0001418" calcext:value-type="float">
            <text:p>0.0001418</text:p>
          </table:table-cell>
          <table:table-cell office:value-type="float" office:value="0.0000024" calcext:value-type="float">
            <text:p>0.0000024</text:p>
          </table:table-cell>
        </table:table-row>
        <table:table-row table:style-name="ro1">
          <table:table-cell office:value-type="float" office:value="0.00268601" calcext:value-type="float">
            <text:p>0.00268601</text:p>
          </table:table-cell>
          <table:table-cell office:value-type="float" office:value="0.00268348" calcext:value-type="float">
            <text:p>0.00268348</text:p>
          </table:table-cell>
          <table:table-cell table:formula="of:=[.A4]-[.B4]" office:value-type="float" office:value="0.00000252999999999972" calcext:value-type="float">
            <text:p>0.00000253</text:p>
          </table:table-cell>
          <table:table-cell office:value-type="float" office:value="40" calcext:value-type="float">
            <text:p>40</text:p>
          </table:table-cell>
          <table:table-cell office:value-type="float" office:value="0.00000941" calcext:value-type="float">
            <text:p>0.00000941</text:p>
          </table:table-cell>
          <table:table-cell office:value-type="float" office:value="0.00003477" calcext:value-type="float">
            <text:p>0.00003477</text:p>
          </table:table-cell>
          <table:table-cell office:value-type="float" office:value="0.00008325" calcext:value-type="float">
            <text:p>0.00008325</text:p>
          </table:table-cell>
          <table:table-cell office:value-type="float" office:value="0.00015508" calcext:value-type="float">
            <text:p>0.00015508</text:p>
          </table:table-cell>
          <table:table-cell office:value-type="float" office:value="0.00027053" calcext:value-type="float">
            <text:p>0.00027053</text:p>
          </table:table-cell>
          <table:table-cell office:value-type="float" office:value="0.00045727" calcext:value-type="float">
            <text:p>0.00045727</text:p>
          </table:table-cell>
          <table:table-cell office:value-type="float" office:value="0.00076567" calcext:value-type="float">
            <text:p>0.00076567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02097116" calcext:value-type="float">
            <text:p>0.002097116</text:p>
          </table:table-cell>
          <table:table-cell office:value-type="float" office:value="0.002256618" calcext:value-type="float">
            <text:p>0.002256618</text:p>
          </table:table-cell>
          <table:table-cell office:value-type="float" office:value="0.00135051" calcext:value-type="float">
            <text:p>0.00135051</text:p>
          </table:table-cell>
          <table:table-cell office:value-type="float" office:value="0.00074975" calcext:value-type="float">
            <text:p>0.00074975</text:p>
          </table:table-cell>
          <table:table-cell office:value-type="float" office:value="0.0004025" calcext:value-type="float">
            <text:p>0.0004025</text:p>
          </table:table-cell>
          <table:table-cell office:value-type="float" office:value="0.00020908" calcext:value-type="float">
            <text:p>0.00020908</text:p>
          </table:table-cell>
          <table:table-cell office:value-type="float" office:value="0.00010125" calcext:value-type="float">
            <text:p>0.00010125</text:p>
          </table:table-cell>
          <table:table-cell office:value-type="float" office:value="0.00004132" calcext:value-type="float">
            <text:p>0.00004132</text:p>
          </table:table-cell>
          <table:table-cell office:value-type="float" office:value="0.00001122" calcext:value-type="float">
            <text:p>0.00001122</text:p>
          </table:table-cell>
          <table:table-cell office:value-type="float" office:value="0.00000253" calcext:value-type="float">
            <text:p>0.00000253</text:p>
          </table:table-cell>
        </table:table-row>
        <table:table-row table:style-name="ro1">
          <table:table-cell office:value-type="float" office:value="0.0084101" calcext:value-type="float">
            <text:p>0.0084101</text:p>
          </table:table-cell>
          <table:table-cell office:value-type="float" office:value="0.0084082" calcext:value-type="float">
            <text:p>0.0084082</text:p>
          </table:table-cell>
          <table:table-cell table:formula="of:=[.A5]-[.B5]" office:value-type="float" office:value="0.00000190000000000086" calcext:value-type="float">
            <text:p>0.0000019</text:p>
          </table:table-cell>
          <table:table-cell office:value-type="float" office:value="50" calcext:value-type="float">
            <text:p>50</text:p>
          </table:table-cell>
          <table:table-cell office:value-type="float" office:value="0.00002714" calcext:value-type="float">
            <text:p>0.00002714</text:p>
          </table:table-cell>
          <table:table-cell office:value-type="float" office:value="0.00010567" calcext:value-type="float">
            <text:p>0.00010567</text:p>
          </table:table-cell>
          <table:table-cell office:value-type="float" office:value="0.00025076" calcext:value-type="float">
            <text:p>0.00025076</text:p>
          </table:table-cell>
          <table:table-cell office:value-type="float" office:value="0.00048072" calcext:value-type="float">
            <text:p>0.00048072</text:p>
          </table:table-cell>
          <table:table-cell office:value-type="float" office:value="0.00084424" calcext:value-type="float">
            <text:p>0.00084424</text:p>
          </table:table-cell>
          <table:table-cell office:value-type="float" office:value="0.00143284" calcext:value-type="float">
            <text:p>0.00143284</text:p>
          </table:table-cell>
          <table:table-cell office:value-type="float" office:value="0.00240934" calcext:value-type="float">
            <text:p>0.00240934</text:p>
          </table:table-cell>
          <table:table-cell office:value-type="float" office:value="0.00404668" calcext:value-type="float">
            <text:p>0.00404668</text:p>
          </table:table-cell>
          <table:table-cell office:value-type="float" office:value="0.00660634" calcext:value-type="float">
            <text:p>0.00660634</text:p>
          </table:table-cell>
          <table:table-cell office:value-type="float" office:value="0.0070194" calcext:value-type="float">
            <text:p>0.0070194</text:p>
          </table:table-cell>
          <table:table-cell office:value-type="float" office:value="0.00419152" calcext:value-type="float">
            <text:p>0.00419152</text:p>
          </table:table-cell>
          <table:table-cell office:value-type="float" office:value="0.00232405" calcext:value-type="float">
            <text:p>0.00232405</text:p>
          </table:table-cell>
          <table:table-cell office:value-type="float" office:value="0.0012483" calcext:value-type="float">
            <text:p>0.0012483</text:p>
          </table:table-cell>
          <table:table-cell office:value-type="float" office:value="0.00064719" calcext:value-type="float">
            <text:p>0.00064719</text:p>
          </table:table-cell>
          <table:table-cell office:value-type="float" office:value="0.00031007" calcext:value-type="float">
            <text:p>0.00031007</text:p>
          </table:table-cell>
          <table:table-cell office:value-type="float" office:value="0.00012306" calcext:value-type="float">
            <text:p>0.00012306</text:p>
          </table:table-cell>
          <table:table-cell office:value-type="float" office:value="0.00002954" calcext:value-type="float">
            <text:p>0.00002954</text:p>
          </table:table-cell>
          <table:table-cell office:value-type="float" office:value="0.0000019" calcext:value-type="float">
            <text:p>0.0000019</text:p>
          </table:table-cell>
        </table:table-row>
        <table:table-row table:style-name="ro1">
          <table:table-cell office:value-type="float" office:value="0.0161976" calcext:value-type="float">
            <text:p>0.0161976</text:p>
          </table:table-cell>
          <table:table-cell office:value-type="float" office:value="0.0161917" calcext:value-type="float">
            <text:p>0.0161917</text:p>
          </table:table-cell>
          <table:table-cell table:formula="of:=[.A6]-[.B6]" office:value-type="float" office:value="0.00000589999999999966" calcext:value-type="float">
            <text:p>0.0000059</text:p>
          </table:table-cell>
          <table:table-cell office:value-type="float" office:value="60" calcext:value-type="float">
            <text:p>60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2038" calcext:value-type="float">
            <text:p>0.0002038</text:p>
          </table:table-cell>
          <table:table-cell office:value-type="float" office:value="0.0004782" calcext:value-type="float">
            <text:p>0.0004782</text:p>
          </table:table-cell>
          <table:table-cell office:value-type="float" office:value="0.0009183" calcext:value-type="float">
            <text:p>0.0009183</text:p>
          </table:table-cell>
          <table:table-cell office:value-type="float" office:value="0.0016136" calcext:value-type="float">
            <text:p>0.0016136</text:p>
          </table:table-cell>
          <table:table-cell office:value-type="float" office:value="0.0027355" calcext:value-type="float">
            <text:p>0.0027355</text:p>
          </table:table-cell>
          <table:table-cell office:value-type="float" office:value="0.0045969" calcext:value-type="float">
            <text:p>0.0045969</text:p>
          </table:table-cell>
          <table:table-cell office:value-type="float" office:value="0.00771669" calcext:value-type="float">
            <text:p>0.00771669</text:p>
          </table:table-cell>
          <table:table-cell office:value-type="float" office:value="0.01260511" calcext:value-type="float">
            <text:p>0.01260511</text:p>
          </table:table-cell>
          <table:table-cell office:value-type="float" office:value="0.01364473" calcext:value-type="float">
            <text:p>0.01364473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045228" calcext:value-type="float">
            <text:p>0.0045228</text:p>
          </table:table-cell>
          <table:table-cell office:value-type="float" office:value="0.0024274" calcext:value-type="float">
            <text:p>0.0024274</text:p>
          </table:table-cell>
          <table:table-cell office:value-type="float" office:value="0.0012581" calcext:value-type="float">
            <text:p>0.0012581</text:p>
          </table:table-cell>
          <table:table-cell office:value-type="float" office:value="0.0006029" calcext:value-type="float">
            <text:p>0.0006029</text:p>
          </table:table-cell>
          <table:table-cell office:value-type="float" office:value="0.0002409" calcext:value-type="float">
            <text:p>0.000240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059" calcext:value-type="float">
            <text:p>0.0000059</text:p>
          </table:table-cell>
        </table:table-row>
        <table:table-row table:style-name="ro1">
          <table:table-cell office:value-type="float" office:value="0.0141564" calcext:value-type="float">
            <text:p>0.0141564</text:p>
          </table:table-cell>
          <table:table-cell office:value-type="float" office:value="0.0141481" calcext:value-type="float">
            <text:p>0.0141481</text:p>
          </table:table-cell>
          <table:table-cell table:formula="of:=[.A7]-[.B7]" office:value-type="float" office:value="0.00000830000000000102" calcext:value-type="float">
            <text:p>0.0000083</text:p>
          </table:table-cell>
          <table:table-cell office:value-type="float" office:value="70" calcext:value-type="float">
            <text:p>70</text:p>
          </table:table-cell>
          <table:table-cell office:value-type="float" office:value="0.0000446" calcext:value-type="float">
            <text:p>0.0000446</text:p>
          </table:table-cell>
          <table:table-cell office:value-type="float" office:value="0.0001796" calcext:value-type="float">
            <text:p>0.0001796</text:p>
          </table:table-cell>
          <table:table-cell office:value-type="float" office:value="0.0004195" calcext:value-type="float">
            <text:p>0.0004195</text:p>
          </table:table-cell>
          <table:table-cell office:value-type="float" office:value="0.0008031" calcext:value-type="float">
            <text:p>0.0008031</text:p>
          </table:table-cell>
          <table:table-cell office:value-type="float" office:value="0.0014105" calcext:value-type="float">
            <text:p>0.0014105</text:p>
          </table:table-cell>
          <table:table-cell office:value-type="float" office:value="0.0023883" calcext:value-type="float">
            <text:p>0.0023883</text:p>
          </table:table-cell>
          <table:table-cell office:value-type="float" office:value="0.0040103" calcext:value-type="float">
            <text:p>0.0040103</text:p>
          </table:table-cell>
          <table:table-cell office:value-type="float" office:value="0.00672847" calcext:value-type="float">
            <text:p>0.00672847</text:p>
          </table:table-cell>
          <table:table-cell office:value-type="float" office:value="0.01099068" calcext:value-type="float">
            <text:p>0.01099068</text:p>
          </table:table-cell>
          <table:table-cell office:value-type="float" office:value="0.01195401" calcext:value-type="float">
            <text:p>0.01195401</text:p>
          </table:table-cell>
          <table:table-cell office:value-type="float" office:value="0.00715285" calcext:value-type="float">
            <text:p>0.00715285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21293" calcext:value-type="float">
            <text:p>0.0021293</text:p>
          </table:table-cell>
          <table:table-cell office:value-type="float" office:value="0.0011047" calcext:value-type="float">
            <text:p>0.0011047</text:p>
          </table:table-cell>
          <table:table-cell office:value-type="float" office:value="0.0005309" calcext:value-type="float">
            <text:p>0.0005309</text:p>
          </table:table-cell>
          <table:table-cell office:value-type="float" office:value="0.0002144" calcext:value-type="float">
            <text:p>0.0002144</text:p>
          </table:table-cell>
          <table:table-cell office:value-type="float" office:value="0.0000558" calcext:value-type="float">
            <text:p>0.0000558</text:p>
          </table:table-cell>
          <table:table-cell office:value-type="float" office:value="0.0000083" calcext:value-type="float">
            <text:p>0.0000083</text:p>
          </table:table-cell>
        </table:table-row>
        <table:table-row table:style-name="ro1">
          <table:table-cell office:value-type="float" office:value="0.00454394" calcext:value-type="float">
            <text:p>0.00454394</text:p>
          </table:table-cell>
          <table:table-cell office:value-type="float" office:value="0.00455183" calcext:value-type="float">
            <text:p>0.00455183</text:p>
          </table:table-cell>
          <table:table-cell table:formula="of:=[.A8]-[.B8]" office:value-type="float" office:value="-0.00000788999999999998" calcext:value-type="float">
            <text:p>-0.00000789</text:p>
          </table:table-cell>
          <table:table-cell office:value-type="float" office:value="80" calcext:value-type="float">
            <text:p>80</text:p>
          </table:table-cell>
          <table:table-cell office:value-type="float" office:value="0.00001335" calcext:value-type="float">
            <text:p>0.00001335</text:p>
          </table:table-cell>
          <table:table-cell office:value-type="float" office:value="0.00005517" calcext:value-type="float">
            <text:p>0.00005517</text:p>
          </table:table-cell>
          <table:table-cell office:value-type="float" office:value="0.00013111" calcext:value-type="float">
            <text:p>0.00013111</text:p>
          </table:table-cell>
          <table:table-cell office:value-type="float" office:value="0.0002564" calcext:value-type="float">
            <text:p>0.0002564</text:p>
          </table:table-cell>
          <table:table-cell office:value-type="float" office:value="0.00045393" calcext:value-type="float">
            <text:p>0.00045393</text:p>
          </table:table-cell>
          <table:table-cell office:value-type="float" office:value="0.00077401" calcext:value-type="float">
            <text:p>0.00077401</text:p>
          </table:table-cell>
          <table:table-cell office:value-type="float" office:value="0.00130794" calcext:value-type="float">
            <text:p>0.00130794</text:p>
          </table:table-cell>
          <table:table-cell office:value-type="float" office:value="0.00220517" calcext:value-type="float">
            <text:p>0.00220517</text:p>
          </table:table-cell>
          <table:table-cell office:value-type="float" office:value="0.003601114" calcext:value-type="float">
            <text:p>0.003601114</text:p>
          </table:table-cell>
          <table:table-cell office:value-type="float" office:value="0.003757278" calcext:value-type="float">
            <text:p>0.003757278</text:p>
          </table:table-cell>
          <table:table-cell office:value-type="float" office:value="0.00223927" calcext:value-type="float">
            <text:p>0.00223927</text:p>
          </table:table-cell>
          <table:table-cell office:value-type="float" office:value="0.00124077" calcext:value-type="float">
            <text:p>0.00124077</text:p>
          </table:table-cell>
          <table:table-cell office:value-type="float" office:value="0.00066499" calcext:value-type="float">
            <text:p>0.00066499</text:p>
          </table:table-cell>
          <table:table-cell office:value-type="float" office:value="0.00034217" calcext:value-type="float">
            <text:p>0.00034217</text:p>
          </table:table-cell>
          <table:table-cell office:value-type="float" office:value="0.0001596" calcext:value-type="float">
            <text:p>0.0001596</text:p>
          </table:table-cell>
          <table:table-cell office:value-type="float" office:value="0.00005789" calcext:value-type="float">
            <text:p>0.00005789</text:p>
          </table:table-cell>
          <table:table-cell office:value-type="float" office:value="0.00000716" calcext:value-type="float">
            <text:p>0.00000716</text:p>
          </table:table-cell>
          <table:table-cell office:value-type="float" office:value="-0.00000789" calcext:value-type="float">
            <text:p>-0.00000789</text:p>
          </table:table-cell>
        </table:table-row>
        <table:table-row table:style-name="ro1">
          <table:table-cell office:value-type="float" office:value="0.00523053" calcext:value-type="float">
            <text:p>0.00523053</text:p>
          </table:table-cell>
          <table:table-cell office:value-type="float" office:value="0.00523491" calcext:value-type="float">
            <text:p>0.00523491</text:p>
          </table:table-cell>
          <table:table-cell table:formula="of:=[.A9]-[.B9]" office:value-type="float" office:value="-0.00000438000000000001" calcext:value-type="float">
            <text:p>-0.00000438</text:p>
          </table:table-cell>
          <table:table-cell office:value-type="float" office:value="90" calcext:value-type="float">
            <text:p>90</text:p>
          </table:table-cell>
          <table:table-cell office:value-type="float" office:value="0.00001572" calcext:value-type="float">
            <text:p>0.00001572</text:p>
          </table:table-cell>
          <table:table-cell office:value-type="float" office:value="0.00006461" calcext:value-type="float">
            <text:p>0.00006461</text:p>
          </table:table-cell>
          <table:table-cell office:value-type="float" office:value="0.0001529" calcext:value-type="float">
            <text:p>0.0001529</text:p>
          </table:table-cell>
          <table:table-cell office:value-type="float" office:value="0.00029735" calcext:value-type="float">
            <text:p>0.00029735</text:p>
          </table:table-cell>
          <table:table-cell office:value-type="float" office:value="0.00052462" calcext:value-type="float">
            <text:p>0.00052462</text:p>
          </table:table-cell>
          <table:table-cell office:value-type="float" office:value="0.00089382" calcext:value-type="float">
            <text:p>0.00089382</text:p>
          </table:table-cell>
          <table:table-cell office:value-type="float" office:value="0.00150774" calcext:value-type="float">
            <text:p>0.00150774</text:p>
          </table:table-cell>
          <table:table-cell office:value-type="float" office:value="0.00253795" calcext:value-type="float">
            <text:p>0.00253795</text:p>
          </table:table-cell>
          <table:table-cell office:value-type="float" office:value="0.00414286" calcext:value-type="float">
            <text:p>0.00414286</text:p>
          </table:table-cell>
          <table:table-cell office:value-type="float" office:value="0.004329069" calcext:value-type="float">
            <text:p>0.004329069</text:p>
          </table:table-cell>
          <table:table-cell office:value-type="float" office:value="0.0025817" calcext:value-type="float">
            <text:p>0.0025817</text:p>
          </table:table-cell>
          <table:table-cell office:value-type="float" office:value="0.0014324" calcext:value-type="float">
            <text:p>0.0014324</text:p>
          </table:table-cell>
          <table:table-cell office:value-type="float" office:value="0.00076996" calcext:value-type="float">
            <text:p>0.00076996</text:p>
          </table:table-cell>
          <table:table-cell office:value-type="float" office:value="0.00039838" calcext:value-type="float">
            <text:p>0.00039838</text:p>
          </table:table-cell>
          <table:table-cell office:value-type="float" office:value="0.00018828" calcext:value-type="float">
            <text:p>0.00018828</text:p>
          </table:table-cell>
          <table:table-cell office:value-type="float" office:value="0.00007172" calcext:value-type="float">
            <text:p>0.00007172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-0.00000438" calcext:value-type="float">
            <text:p>-0.00000438</text:p>
          </table:table-cell>
        </table:table-row>
        <table:table-row table:style-name="ro1">
          <table:table-cell office:value-type="float" office:value="0.0121948" calcext:value-type="float">
            <text:p>0.0121948</text:p>
          </table:table-cell>
          <table:table-cell office:value-type="float" office:value="0.0121961" calcext:value-type="float">
            <text:p>0.0121961</text:p>
          </table:table-cell>
          <table:table-cell table:formula="of:=[.A10]-[.B10]" office:value-type="float" office:value="-0.00000130000000000095" calcext:value-type="float">
            <text:p>-0.0000013</text:p>
          </table:table-cell>
          <table:table-cell/>
          <table:table-cell office:value-type="float" office:value="0.0000381" calcext:value-type="float">
            <text:p>0.0000381</text:p>
          </table:table-cell>
          <table:table-cell office:value-type="float" office:value="0.0001531" calcext:value-type="float">
            <text:p>0.0001531</text:p>
          </table:table-cell>
          <table:table-cell office:value-type="float" office:value="0.0003591" calcext:value-type="float">
            <text:p>0.0003591</text:p>
          </table:table-cell>
          <table:table-cell office:value-type="float" office:value="0.0006893" calcext:value-type="float">
            <text:p>0.0006893</text:p>
          </table:table-cell>
          <table:table-cell office:value-type="float" office:value="0.0012135" calcext:value-type="float">
            <text:p>0.0012135</text:p>
          </table:table-cell>
          <table:table-cell office:value-type="float" office:value="0.0020542" calcext:value-type="float">
            <text:p>0.0020542</text:p>
          </table:table-cell>
          <table:table-cell office:value-type="float" office:value="0.00345259" calcext:value-type="float">
            <text:p>0.00345259</text:p>
          </table:table-cell>
          <table:table-cell office:value-type="float" office:value="0.00579779" calcext:value-type="float">
            <text:p>0.00579779</text:p>
          </table:table-cell>
          <table:table-cell office:value-type="float" office:value="0.0094723" calcext:value-type="float">
            <text:p>0.0094723</text:p>
          </table:table-cell>
          <table:table-cell office:value-type="float" office:value="0.01029019" calcext:value-type="float">
            <text:p>0.01029019</text:p>
          </table:table-cell>
          <table:table-cell office:value-type="float" office:value="0.00615387" calcext:value-type="float">
            <text:p>0.00615387</text:p>
          </table:table-cell>
          <table:table-cell office:value-type="float" office:value="0.00340836" calcext:value-type="float">
            <text:p>0.00340836</text:p>
          </table:table-cell>
          <table:table-cell office:value-type="float" office:value="0.0018277" calcext:value-type="float">
            <text:p>0.0018277</text:p>
          </table:table-cell>
          <table:table-cell office:value-type="float" office:value="0.0009446" calcext:value-type="float">
            <text:p>0.0009446</text:p>
          </table:table-cell>
          <table:table-cell office:value-type="float" office:value="0.0004497" calcext:value-type="float">
            <text:p>0.0004497</text:p>
          </table:table-cell>
          <table:table-cell office:value-type="float" office:value="0.0001762" calcext:value-type="float">
            <text:p>0.0001762</text:p>
          </table:table-cell>
          <table:table-cell office:value-type="float" office:value="0.0000401" calcext:value-type="float">
            <text:p>0.0000401</text:p>
          </table:table-cell>
          <table:table-cell office:value-type="float" office:value="-0.0000013" calcext:value-type="float">
            <text:p>-0.0000013</text:p>
          </table:table-cell>
        </table:table-row>
        <table:table-row table:style-name="ro1">
          <table:table-cell office:value-type="float" office:value="0.0160579" calcext:value-type="float">
            <text:p>0.0160579</text:p>
          </table:table-cell>
          <table:table-cell office:value-type="float" office:value="0.0160614" calcext:value-type="float">
            <text:p>0.0160614</text:p>
          </table:table-cell>
          <table:table-cell table:formula="of:=[.A11]-[.B11]" office:value-type="float" office:value="-0.00000350000000000003" calcext:value-type="float">
            <text:p>-0.0000035</text:p>
          </table:table-cell>
          <table:table-cell/>
          <table:table-cell office:value-type="float" office:value="0.0000494" calcext:value-type="float">
            <text:p>0.0000494</text:p>
          </table:table-cell>
          <table:table-cell office:value-type="float" office:value="0.0002004" calcext:value-type="float">
            <text:p>0.0002004</text:p>
          </table:table-cell>
          <table:table-cell office:value-type="float" office:value="0.0004712" calcext:value-type="float">
            <text:p>0.0004712</text:p>
          </table:table-cell>
          <table:table-cell office:value-type="float" office:value="0.0009085" calcext:value-type="float">
            <text:p>0.0009085</text:p>
          </table:table-cell>
          <table:table-cell office:value-type="float" office:value="0.0015998" calcext:value-type="float">
            <text:p>0.0015998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0045635" calcext:value-type="float">
            <text:p>0.0045635</text:p>
          </table:table-cell>
          <table:table-cell office:value-type="float" office:value="0.00766831" calcext:value-type="float">
            <text:p>0.00766831</text:p>
          </table:table-cell>
          <table:table-cell office:value-type="float" office:value="0.01252609" calcext:value-type="float">
            <text:p>0.01252609</text:p>
          </table:table-cell>
          <table:table-cell office:value-type="float" office:value="0.01349311" calcext:value-type="float">
            <text:p>0.01349311</text:p>
          </table:table-cell>
          <table:table-cell office:value-type="float" office:value="0.00806432" calcext:value-type="float">
            <text:p>0.00806432</text:p>
          </table:table-cell>
          <table:table-cell office:value-type="float" office:value="0.0044681" calcext:value-type="float">
            <text:p>0.0044681</text:p>
          </table:table-cell>
          <table:table-cell office:value-type="float" office:value="0.0023976" calcext:value-type="float">
            <text:p>0.0023976</text:p>
          </table:table-cell>
          <table:table-cell office:value-type="float" office:value="0.0012397" calcext:value-type="float">
            <text:p>0.0012397</text:p>
          </table:table-cell>
          <table:table-cell office:value-type="float" office:value="0.0005896" calcext:value-type="float">
            <text:p>0.0005896</text:p>
          </table:table-cell>
          <table:table-cell office:value-type="float" office:value="0.0002303" calcext:value-type="float">
            <text:p>0.0002303</text:p>
          </table:table-cell>
          <table:table-cell office:value-type="float" office:value="0.0000505" calcext:value-type="float">
            <text:p>0.0000505</text:p>
          </table:table-cell>
          <table:table-cell office:value-type="float" office:value="-0.0000035" calcext:value-type="float">
            <text:p>-0.0000035</text:p>
          </table:table-cell>
        </table:table-row>
        <table:table-row table:style-name="ro1">
          <table:table-cell office:value-type="float" office:value="0.00452269" calcext:value-type="float">
            <text:p>0.00452269</text:p>
          </table:table-cell>
          <table:table-cell office:value-type="float" office:value="0.00452572" calcext:value-type="float">
            <text:p>0.00452572</text:p>
          </table:table-cell>
          <table:table-cell table:formula="of:=[.A12]-[.B12]" office:value-type="float" office:value="-0.00000303000000000022" calcext:value-type="float">
            <text:p>-0.00000303</text:p>
          </table:table-cell>
          <table:table-cell/>
          <table:table-cell office:value-type="float" office:value="0.00001364" calcext:value-type="float">
            <text:p>0.00001364</text:p>
          </table:table-cell>
          <table:table-cell office:value-type="float" office:value="0.00005636" calcext:value-type="float">
            <text:p>0.00005636</text:p>
          </table:table-cell>
          <table:table-cell office:value-type="float" office:value="0.00013224" calcext:value-type="float">
            <text:p>0.00013224</text:p>
          </table:table-cell>
          <table:table-cell office:value-type="float" office:value="0.00025714" calcext:value-type="float">
            <text:p>0.00025714</text:p>
          </table:table-cell>
          <table:table-cell office:value-type="float" office:value="0.00045354" calcext:value-type="float">
            <text:p>0.00045354</text:p>
          </table:table-cell>
          <table:table-cell office:value-type="float" office:value="0.00076992" calcext:value-type="float">
            <text:p>0.00076992</text:p>
          </table:table-cell>
          <table:table-cell office:value-type="float" office:value="0.00129999" calcext:value-type="float">
            <text:p>0.00129999</text:p>
          </table:table-cell>
          <table:table-cell office:value-type="float" office:value="0.00218905" calcext:value-type="float">
            <text:p>0.00218905</text:p>
          </table:table-cell>
          <table:table-cell office:value-type="float" office:value="0.003573546" calcext:value-type="float">
            <text:p>0.003573546</text:p>
          </table:table-cell>
          <table:table-cell office:value-type="float" office:value="0.003751167" calcext:value-type="float">
            <text:p>0.003751167</text:p>
          </table:table-cell>
          <table:table-cell office:value-type="float" office:value="0.00223733" calcext:value-type="float">
            <text:p>0.00223733</text:p>
          </table:table-cell>
          <table:table-cell office:value-type="float" office:value="0.00124008" calcext:value-type="float">
            <text:p>0.00124008</text:p>
          </table:table-cell>
          <table:table-cell office:value-type="float" office:value="0.00066621" calcext:value-type="float">
            <text:p>0.00066621</text:p>
          </table:table-cell>
          <table:table-cell office:value-type="float" office:value="0.00034476" calcext:value-type="float">
            <text:p>0.00034476</text:p>
          </table:table-cell>
          <table:table-cell office:value-type="float" office:value="0.00016333" calcext:value-type="float">
            <text:p>0.00016333</text:p>
          </table:table-cell>
          <table:table-cell office:value-type="float" office:value="0.00006301" calcext:value-type="float">
            <text:p>0.00006301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-0.00000303" calcext:value-type="float">
            <text:p>-0.00000303</text:p>
          </table:table-cell>
        </table:table-row>
        <table:table-row table:style-name="ro1">
          <table:table-cell office:value-type="float" office:value="0.00198594" calcext:value-type="float">
            <text:p>0.00198594</text:p>
          </table:table-cell>
          <table:table-cell office:value-type="float" office:value="0.00198884" calcext:value-type="float">
            <text:p>0.00198884</text:p>
          </table:table-cell>
          <table:table-cell table:formula="of:=[.A13]-[.B13]" office:value-type="float" office:value="-0.00000290000000000012" calcext:value-type="float">
            <text:p>-0.0000029</text:p>
          </table:table-cell>
          <table:table-cell/>
          <table:table-cell office:value-type="float" office:value="0.00000612" calcext:value-type="float">
            <text:p>0.00000612</text:p>
          </table:table-cell>
          <table:table-cell office:value-type="float" office:value="0.00002472" calcext:value-type="float">
            <text:p>0.00002472</text:p>
          </table:table-cell>
          <table:table-cell office:value-type="float" office:value="0.00005827" calcext:value-type="float">
            <text:p>0.00005827</text:p>
          </table:table-cell>
          <table:table-cell office:value-type="float" office:value="0.0001134" calcext:value-type="float">
            <text:p>0.0001134</text:p>
          </table:table-cell>
          <table:table-cell office:value-type="float" office:value="0.00019941" calcext:value-type="float">
            <text:p>0.00019941</text:p>
          </table:table-cell>
          <table:table-cell office:value-type="float" office:value="0.00033799" calcext:value-type="float">
            <text:p>0.00033799</text:p>
          </table:table-cell>
          <table:table-cell office:value-type="float" office:value="0.0005692" calcext:value-type="float">
            <text:p>0.0005692</text:p>
          </table:table-cell>
          <table:table-cell office:value-type="float" office:value="0.00095728" calcext:value-type="float">
            <text:p>0.00095728</text:p>
          </table:table-cell>
          <table:table-cell office:value-type="float" office:value="0.001563939" calcext:value-type="float">
            <text:p>0.001563939</text:p>
          </table:table-cell>
          <table:table-cell office:value-type="float" office:value="0.001652392" calcext:value-type="float">
            <text:p>0.001652392</text:p>
          </table:table-cell>
          <table:table-cell office:value-type="float" office:value="0.000986251" calcext:value-type="float">
            <text:p>0.000986251</text:p>
          </table:table-cell>
          <table:table-cell office:value-type="float" office:value="0.00054625" calcext:value-type="float">
            <text:p>0.00054625</text:p>
          </table:table-cell>
          <table:table-cell office:value-type="float" office:value="0.00029293" calcext:value-type="float">
            <text:p>0.00029293</text:p>
          </table:table-cell>
          <table:table-cell office:value-type="float" office:value="0.00015179" calcext:value-type="float">
            <text:p>0.00015179</text:p>
          </table:table-cell>
          <table:table-cell office:value-type="float" office:value="0.00007114" calcext:value-type="float">
            <text:p>0.00007114</text:p>
          </table:table-cell>
          <table:table-cell office:value-type="float" office:value="0.00002662" calcext:value-type="float">
            <text:p>0.00002662</text:p>
          </table:table-cell>
          <table:table-cell office:value-type="float" office:value="0.00000361" calcext:value-type="float">
            <text:p>0.00000361</text:p>
          </table:table-cell>
          <table:table-cell office:value-type="float" office:value="-0.0000029" calcext:value-type="float">
            <text:p>-0.0000029</text:p>
          </table:table-cell>
        </table:table-row>
        <table:table-row table:style-name="ro1">
          <table:table-cell office:value-type="float" office:value="0.00508051" calcext:value-type="float">
            <text:p>0.00508051</text:p>
          </table:table-cell>
          <table:table-cell office:value-type="float" office:value="0.00507832" calcext:value-type="float">
            <text:p>0.00507832</text:p>
          </table:table-cell>
          <table:table-cell table:formula="of:=[.A14]-[.B14]" office:value-type="float" office:value="0.00000219" calcext:value-type="float">
            <text:p>0.00000219</text:p>
          </table:table-cell>
          <table:table-cell/>
          <table:table-cell office:value-type="float" office:value="0.00001584" calcext:value-type="float">
            <text:p>0.00001584</text:p>
          </table:table-cell>
          <table:table-cell office:value-type="float" office:value="0.00006462" calcext:value-type="float">
            <text:p>0.00006462</text:p>
          </table:table-cell>
          <table:table-cell office:value-type="float" office:value="0.00015141" calcext:value-type="float">
            <text:p>0.00015141</text:p>
          </table:table-cell>
          <table:table-cell office:value-type="float" office:value="0.00029122" calcext:value-type="float">
            <text:p>0.00029122</text:p>
          </table:table-cell>
          <table:table-cell office:value-type="float" office:value="0.00051396" calcext:value-type="float">
            <text:p>0.00051396</text:p>
          </table:table-cell>
          <table:table-cell office:value-type="float" office:value="0.00087349" calcext:value-type="float">
            <text:p>0.00087349</text:p>
          </table:table-cell>
          <table:table-cell office:value-type="float" office:value="0.00147276" calcext:value-type="float">
            <text:p>0.00147276</text:p>
          </table:table-cell>
          <table:table-cell office:value-type="float" office:value="0.00247853" calcext:value-type="float">
            <text:p>0.00247853</text:p>
          </table:table-cell>
          <table:table-cell office:value-type="float" office:value="0.00404077" calcext:value-type="float">
            <text:p>0.00404077</text:p>
          </table:table-cell>
          <table:table-cell office:value-type="float" office:value="0.004188348" calcext:value-type="float">
            <text:p>0.004188348</text:p>
          </table:table-cell>
          <table:table-cell office:value-type="float" office:value="0.00249605" calcext:value-type="float">
            <text:p>0.00249605</text:p>
          </table:table-cell>
          <table:table-cell office:value-type="float" office:value="0.00138532" calcext:value-type="float">
            <text:p>0.00138532</text:p>
          </table:table-cell>
          <table:table-cell office:value-type="float" office:value="0.00074654" calcext:value-type="float">
            <text:p>0.00074654</text:p>
          </table:table-cell>
          <table:table-cell office:value-type="float" office:value="0.00038819" calcext:value-type="float">
            <text:p>0.00038819</text:p>
          </table:table-cell>
          <table:table-cell office:value-type="float" office:value="0.00018655" calcext:value-type="float">
            <text:p>0.00018655</text:p>
          </table:table-cell>
          <table:table-cell office:value-type="float" office:value="0.00007438" calcext:value-type="float">
            <text:p>0.00007438</text:p>
          </table:table-cell>
          <table:table-cell office:value-type="float" office:value="0.00001876" calcext:value-type="float">
            <text:p>0.00001876</text:p>
          </table:table-cell>
          <table:table-cell office:value-type="float" office:value="0.00000219" calcext:value-type="float">
            <text:p>0.00000219</text:p>
          </table:table-cell>
        </table:table-row>
        <table:table-row table:style-name="ro1">
          <table:table-cell office:value-type="float" office:value="0.0126804" calcext:value-type="float">
            <text:p>0.0126804</text:p>
          </table:table-cell>
          <table:table-cell office:value-type="float" office:value="0.0126805" calcext:value-type="float">
            <text:p>0.0126805</text:p>
          </table:table-cell>
          <table:table-cell table:formula="of:=[.A15]-[.B15]" office:value-type="float" office:value="-0.0000000999999999994061" calcext:value-type="float">
            <text:p>-0.0000001</text:p>
          </table:table-cell>
          <table:table-cell/>
          <table:table-cell office:value-type="float" office:value="0.0000393" calcext:value-type="float">
            <text:p>0.0000393</text:p>
          </table:table-cell>
          <table:table-cell office:value-type="float" office:value="0.0001596" calcext:value-type="float">
            <text:p>0.0001596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7231" calcext:value-type="float">
            <text:p>0.0007231</text:p>
          </table:table-cell>
          <table:table-cell office:value-type="float" office:value="0.0012737" calcext:value-type="float">
            <text:p>0.0012737</text:p>
          </table:table-cell>
          <table:table-cell office:value-type="float" office:value="0.0021635" calcext:value-type="float">
            <text:p>0.0021635</text:p>
          </table:table-cell>
          <table:table-cell office:value-type="float" office:value="0.00364189" calcext:value-type="float">
            <text:p>0.00364189</text:p>
          </table:table-cell>
          <table:table-cell office:value-type="float" office:value="0.00612341" calcext:value-type="float">
            <text:p>0.00612341</text:p>
          </table:table-cell>
          <table:table-cell office:value-type="float" office:value="0.0099933" calcext:value-type="float">
            <text:p>0.0099933</text:p>
          </table:table-cell>
          <table:table-cell office:value-type="float" office:value="0.01054834" calcext:value-type="float">
            <text:p>0.01054834</text:p>
          </table:table-cell>
          <table:table-cell office:value-type="float" office:value="0.00629436" calcext:value-type="float">
            <text:p>0.00629436</text:p>
          </table:table-cell>
          <table:table-cell office:value-type="float" office:value="0.00348942" calcext:value-type="float">
            <text:p>0.00348942</text:p>
          </table:table-cell>
          <table:table-cell office:value-type="float" office:value="0.0018761" calcext:value-type="float">
            <text:p>0.0018761</text:p>
          </table:table-cell>
          <table:table-cell office:value-type="float" office:value="0.0009733" calcext:value-type="float">
            <text:p>0.0009733</text:p>
          </table:table-cell>
          <table:table-cell office:value-type="float" office:value="0.0004646" calcext:value-type="float">
            <text:p>0.0004646</text:p>
          </table:table-cell>
          <table:table-cell office:value-type="float" office:value="0.0001823" calcext:value-type="float">
            <text:p>0.0001823</text:p>
          </table:table-cell>
          <table:table-cell office:value-type="float" office:value="0.0000417" calcext:value-type="float">
            <text:p>0.0000417</text:p>
          </table:table-cell>
          <table:table-cell office:value-type="float" office:value="-0.0000001" calcext:value-type="float">
            <text:p>-0.0000001</text:p>
          </table:table-cell>
        </table:table-row>
        <table:table-row table:style-name="ro1">
          <table:table-cell office:value-type="float" office:value="0.0195141" calcext:value-type="float">
            <text:p>0.0195141</text:p>
          </table:table-cell>
          <table:table-cell office:value-type="float" office:value="0.0195156" calcext:value-type="float">
            <text:p>0.0195156</text:p>
          </table:table-cell>
          <table:table-cell table:formula="of:=[.A16]-[.B16]" office:value-type="float" office:value="-0.00000149999999999803" calcext:value-type="float">
            <text:p>-0.0000015</text:p>
          </table:table-cell>
          <table:table-cell/>
          <table:table-cell office:value-type="float" office:value="0.0000603" calcext:value-type="float">
            <text:p>0.0000603</text:p>
          </table:table-cell>
          <table:table-cell office:value-type="float" office:value="0.0002453" calcext:value-type="float">
            <text:p>0.0002453</text:p>
          </table:table-cell>
          <table:table-cell office:value-type="float" office:value="0.0005776" calcext:value-type="float">
            <text:p>0.0005776</text:p>
          </table:table-cell>
          <table:table-cell office:value-type="float" office:value="0.0011155" calcext:value-type="float">
            <text:p>0.0011155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33488" calcext:value-type="float">
            <text:p>0.0033488</text:p>
          </table:table-cell>
          <table:table-cell office:value-type="float" office:value="0.0056467" calcext:value-type="float">
            <text:p>0.0056467</text:p>
          </table:table-cell>
          <table:table-cell office:value-type="float" office:value="0.0095028" calcext:value-type="float">
            <text:p>0.0095028</text:p>
          </table:table-cell>
          <table:table-cell office:value-type="float" office:value="0.01550008" calcext:value-type="float">
            <text:p>0.01550008</text:p>
          </table:table-cell>
          <table:table-cell office:value-type="float" office:value="0.0161071" calcext:value-type="float">
            <text:p>0.0161071</text:p>
          </table:table-cell>
          <table:table-cell office:value-type="float" office:value="0.00960042" calcext:value-type="float">
            <text:p>0.00960042</text:p>
          </table:table-cell>
          <table:table-cell office:value-type="float" office:value="0.0053255" calcext:value-type="float">
            <text:p>0.0053255</text:p>
          </table:table-cell>
          <table:table-cell office:value-type="float" office:value="0.0028668" calcext:value-type="float">
            <text:p>0.0028668</text:p>
          </table:table-cell>
          <table:table-cell office:value-type="float" office:value="0.0014886" calcext:value-type="float">
            <text:p>0.0014886</text:p>
          </table:table-cell>
          <table:table-cell office:value-type="float" office:value="0.0007109" calcext:value-type="float">
            <text:p>0.000710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0628" calcext:value-type="float">
            <text:p>0.0000628</text:p>
          </table:table-cell>
          <table:table-cell office:value-type="float" office:value="-0.0000015" calcext:value-type="float">
            <text:p>-0.0000015</text:p>
          </table:table-cell>
        </table:table-row>
        <table:table-row table:style-name="ro1">
          <table:table-cell office:value-type="float" office:value="0.00905447" calcext:value-type="float">
            <text:p>0.00905447</text:p>
          </table:table-cell>
          <table:table-cell office:value-type="float" office:value="0.00905471" calcext:value-type="float">
            <text:p>0.00905471</text:p>
          </table:table-cell>
          <table:table-cell table:formula="of:=[.A17]-[.B17]" office:value-type="float" office:value="-0.000000240000000000309" calcext:value-type="float">
            <text:p>-0.00000024</text:p>
          </table:table-cell>
          <table:table-cell/>
          <table:table-cell office:value-type="float" office:value="0.00002801" calcext:value-type="float">
            <text:p>0.00002801</text:p>
          </table:table-cell>
          <table:table-cell office:value-type="float" office:value="0.00011403" calcext:value-type="float">
            <text:p>0.00011403</text:p>
          </table:table-cell>
          <table:table-cell office:value-type="float" office:value="0.00026934" calcext:value-type="float">
            <text:p>0.00026934</text:p>
          </table:table-cell>
          <table:table-cell office:value-type="float" office:value="0.00052075" calcext:value-type="float">
            <text:p>0.00052075</text:p>
          </table:table-cell>
          <table:table-cell office:value-type="float" office:value="0.00092028" calcext:value-type="float">
            <text:p>0.00092028</text:p>
          </table:table-cell>
          <table:table-cell office:value-type="float" office:value="0.0015692" calcext:value-type="float">
            <text:p>0.0015692</text:p>
          </table:table-cell>
          <table:table-cell office:value-type="float" office:value="0.00265174" calcext:value-type="float">
            <text:p>0.00265174</text:p>
          </table:table-cell>
          <table:table-cell office:value-type="float" office:value="0.00446765" calcext:value-type="float">
            <text:p>0.00446765</text:p>
          </table:table-cell>
          <table:table-cell office:value-type="float" office:value="0.00727992" calcext:value-type="float">
            <text:p>0.00727992</text:p>
          </table:table-cell>
          <table:table-cell office:value-type="float" office:value="0.0073828" calcext:value-type="float">
            <text:p>0.0073828</text:p>
          </table:table-cell>
          <table:table-cell office:value-type="float" office:value="0.00439243" calcext:value-type="float">
            <text:p>0.00439243</text:p>
          </table:table-cell>
          <table:table-cell office:value-type="float" office:value="0.00243913" calcext:value-type="float">
            <text:p>0.00243913</text:p>
          </table:table-cell>
          <table:table-cell office:value-type="float" office:value="0.00131552" calcext:value-type="float">
            <text:p>0.00131552</text:p>
          </table:table-cell>
          <table:table-cell office:value-type="float" office:value="0.00068496" calcext:value-type="float">
            <text:p>0.00068496</text:p>
          </table:table-cell>
          <table:table-cell office:value-type="float" office:value="0.00032799" calcext:value-type="float">
            <text:p>0.00032799</text:p>
          </table:table-cell>
          <table:table-cell office:value-type="float" office:value="0.00012939" calcext:value-type="float">
            <text:p>0.00012939</text:p>
          </table:table-cell>
          <table:table-cell office:value-type="float" office:value="0.00002952" calcext:value-type="float">
            <text:p>0.00002952</text:p>
          </table:table-cell>
          <table:table-cell office:value-type="float" office:value="-0.00000024" calcext:value-type="float">
            <text:p>-0.00000024</text:p>
          </table:table-cell>
        </table:table-row>
        <table:table-row table:style-name="ro1">
          <table:table-cell office:value-type="float" office:value="0.00819938" calcext:value-type="float">
            <text:p>0.00819938</text:p>
          </table:table-cell>
          <table:table-cell office:value-type="float" office:value="0.00819847" calcext:value-type="float">
            <text:p>0.00819847</text:p>
          </table:table-cell>
          <table:table-cell table:formula="of:=[.A18]-[.B18]" office:value-type="float" office:value="0.000000910000000001535" calcext:value-type="float">
            <text:p>0.00000091</text:p>
          </table:table-cell>
          <table:table-cell/>
          <table:table-cell office:value-type="float" office:value="0.00002539" calcext:value-type="float">
            <text:p>0.00002539</text:p>
          </table:table-cell>
          <table:table-cell office:value-type="float" office:value="0.00010336" calcext:value-type="float">
            <text:p>0.00010336</text:p>
          </table:table-cell>
          <table:table-cell office:value-type="float" office:value="0.00024401" calcext:value-type="float">
            <text:p>0.00024401</text:p>
          </table:table-cell>
          <table:table-cell office:value-type="float" office:value="0.00047152" calcext:value-type="float">
            <text:p>0.00047152</text:p>
          </table:table-cell>
          <table:table-cell office:value-type="float" office:value="0.00083302" calcext:value-type="float">
            <text:p>0.00083302</text:p>
          </table:table-cell>
          <table:table-cell office:value-type="float" office:value="0.00141941" calcext:value-type="float">
            <text:p>0.00141941</text:p>
          </table:table-cell>
          <table:table-cell office:value-type="float" office:value="0.00239866" calcext:value-type="float">
            <text:p>0.00239866</text:p>
          </table:table-cell>
          <table:table-cell office:value-type="float" office:value="0.00404064" calcext:value-type="float">
            <text:p>0.00404064</text:p>
          </table:table-cell>
          <table:table-cell office:value-type="float" office:value="0.00658529" calcext:value-type="float">
            <text:p>0.00658529</text:p>
          </table:table-cell>
          <table:table-cell office:value-type="float" office:value="0.00669281" calcext:value-type="float">
            <text:p>0.00669281</text:p>
          </table:table-cell>
          <table:table-cell office:value-type="float" office:value="0.00398354" calcext:value-type="float">
            <text:p>0.00398354</text:p>
          </table:table-cell>
          <table:table-cell office:value-type="float" office:value="0.00221263" calcext:value-type="float">
            <text:p>0.00221263</text:p>
          </table:table-cell>
          <table:table-cell office:value-type="float" office:value="0.00119422" calcext:value-type="float">
            <text:p>0.00119422</text:p>
          </table:table-cell>
          <table:table-cell office:value-type="float" office:value="0.00062262" calcext:value-type="float">
            <text:p>0.00062262</text:p>
          </table:table-cell>
          <table:table-cell office:value-type="float" office:value="0.00029872" calcext:value-type="float">
            <text:p>0.00029872</text:p>
          </table:table-cell>
          <table:table-cell office:value-type="float" office:value="0.0001186" calcext:value-type="float">
            <text:p>0.000118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091" calcext:value-type="float">
            <text:p>0.00000091</text:p>
          </table:table-cell>
        </table:table-row>
        <table:table-row table:style-name="ro1">
          <table:table-cell office:value-type="float" office:value="0.000586472" calcext:value-type="float">
            <text:p>0.000586472</text:p>
          </table:table-cell>
          <table:table-cell office:value-type="float" office:value="0.000585757" calcext:value-type="float">
            <text:p>0.000585757</text:p>
          </table:table-cell>
          <table:table-cell table:formula="of:=[.A19]-[.B19]" office:value-type="float" office:value="0.000000714999999999982" calcext:value-type="float">
            <text:p>0.000000715</text:p>
          </table:table-cell>
          <table:table-cell/>
          <table:table-cell office:value-type="float" office:value="0.000001702" calcext:value-type="float">
            <text:p>0.000001702</text:p>
          </table:table-cell>
          <table:table-cell office:value-type="float" office:value="0.000007621" calcext:value-type="float">
            <text:p>0.000007621</text:p>
          </table:table-cell>
          <table:table-cell office:value-type="float" office:value="0.000017546" calcext:value-type="float">
            <text:p>0.000017546</text:p>
          </table:table-cell>
          <table:table-cell office:value-type="float" office:value="0.000033997" calcext:value-type="float">
            <text:p>0.000033997</text:p>
          </table:table-cell>
          <table:table-cell office:value-type="float" office:value="0.000060044" calcext:value-type="float">
            <text:p>0.000060044</text:p>
          </table:table-cell>
          <table:table-cell office:value-type="float" office:value="0.000101707" calcext:value-type="float">
            <text:p>0.000101707</text:p>
          </table:table-cell>
          <table:table-cell office:value-type="float" office:value="0.000172756" calcext:value-type="float">
            <text:p>0.000172756</text:p>
          </table:table-cell>
          <table:table-cell office:value-type="float" office:value="0.000291191" calcext:value-type="float">
            <text:p>0.000291191</text:p>
          </table:table-cell>
          <table:table-cell office:value-type="float" office:value="0.000474654" calcext:value-type="float">
            <text:p>0.000474654</text:p>
          </table:table-cell>
          <table:table-cell office:value-type="float" office:value="0.000474773" calcext:value-type="float">
            <text:p>0.000474773</text:p>
          </table:table-cell>
          <table:table-cell office:value-type="float" office:value="0.000283084" calcext:value-type="float">
            <text:p>0.000283084</text:p>
          </table:table-cell>
          <table:table-cell office:value-type="float" office:value="0.000157676" calcext:value-type="float">
            <text:p>0.000157676</text:p>
          </table:table-cell>
          <table:table-cell office:value-type="float" office:value="0.000085674" calcext:value-type="float">
            <text:p>0.000085674</text:p>
          </table:table-cell>
          <table:table-cell office:value-type="float" office:value="0.0000455" calcext:value-type="float">
            <text:p>0.0000455</text:p>
          </table:table-cell>
          <table:table-cell office:value-type="float" office:value="0.000022016" calcext:value-type="float">
            <text:p>0.000022016</text:p>
          </table:table-cell>
          <table:table-cell office:value-type="float" office:value="0.000009231" calcext:value-type="float">
            <text:p>0.000009231</text:p>
          </table:table-cell>
          <table:table-cell office:value-type="float" office:value="0.000002704" calcext:value-type="float">
            <text:p>0.000002704</text:p>
          </table:table-cell>
          <table:table-cell office:value-type="float" office:value="0.000000715" calcext:value-type="float">
            <text:p>0.000000715</text:p>
          </table:table-cell>
        </table:table-row>
        <table:table-row table:style-name="ro1">
          <table:table-cell office:value-type="float" office:value="0.00293881" calcext:value-type="float">
            <text:p>0.00293881</text:p>
          </table:table-cell>
          <table:table-cell office:value-type="float" office:value="0.00294026" calcext:value-type="float">
            <text:p>0.00294026</text:p>
          </table:table-cell>
          <table:table-cell table:formula="of:=[.A20]-[.B20]" office:value-type="float" office:value="-0.00000145000000000006" calcext:value-type="float">
            <text:p>-0.00000145</text:p>
          </table:table-cell>
          <table:table-cell/>
          <table:table-cell office:value-type="float" office:value="0.00000926" calcext:value-type="float">
            <text:p>0.00000926</text:p>
          </table:table-cell>
          <table:table-cell office:value-type="float" office:value="0.00003685" calcext:value-type="float">
            <text:p>0.00003685</text:p>
          </table:table-cell>
          <table:table-cell office:value-type="float" office:value="0.0000875" calcext:value-type="float">
            <text:p>0.0000875</text:p>
          </table:table-cell>
          <table:table-cell office:value-type="float" office:value="0.00016892" calcext:value-type="float">
            <text:p>0.00016892</text:p>
          </table:table-cell>
          <table:table-cell office:value-type="float" office:value="0.0002991" calcext:value-type="float">
            <text:p>0.0002991</text:p>
          </table:table-cell>
          <table:table-cell office:value-type="float" office:value="0.00051081" calcext:value-type="float">
            <text:p>0.00051081</text:p>
          </table:table-cell>
          <table:table-cell office:value-type="float" office:value="0.00086373" calcext:value-type="float">
            <text:p>0.00086373</text:p>
          </table:table-cell>
          <table:table-cell office:value-type="float" office:value="0.00145608" calcext:value-type="float">
            <text:p>0.00145608</text:p>
          </table:table-cell>
          <table:table-cell office:value-type="float" office:value="0.00237197" calcext:value-type="float">
            <text:p>0.00237197</text:p>
          </table:table-cell>
          <table:table-cell office:value-type="float" office:value="0.002386513" calcext:value-type="float">
            <text:p>0.002386513</text:p>
          </table:table-cell>
          <table:table-cell office:value-type="float" office:value="0.00141853" calcext:value-type="float">
            <text:p>0.00141853</text:p>
          </table:table-cell>
          <table:table-cell office:value-type="float" office:value="0.00078744" calcext:value-type="float">
            <text:p>0.00078744</text:p>
          </table:table-cell>
          <table:table-cell office:value-type="float" office:value="0.00042469" calcext:value-type="float">
            <text:p>0.00042469</text:p>
          </table:table-cell>
          <table:table-cell office:value-type="float" office:value="0.00022036" calcext:value-type="float">
            <text:p>0.00022036</text:p>
          </table:table-cell>
          <table:table-cell office:value-type="float" office:value="0.00010479" calcext:value-type="float">
            <text:p>0.00010479</text:p>
          </table:table-cell>
          <table:table-cell office:value-type="float" office:value="0.00004041" calcext:value-type="float">
            <text:p>0.00004041</text:p>
          </table:table-cell>
          <table:table-cell office:value-type="float" office:value="0.00000808" calcext:value-type="float">
            <text:p>0.00000808</text:p>
          </table:table-cell>
          <table:table-cell office:value-type="float" office:value="-0.00000145" calcext:value-type="float">
            <text:p>-0.00000145</text:p>
          </table:table-cell>
        </table:table-row>
        <table:table-row table:style-name="ro1">
          <table:table-cell office:value-type="float" office:value="0.00901078" calcext:value-type="float">
            <text:p>0.00901078</text:p>
          </table:table-cell>
          <table:table-cell office:value-type="float" office:value="0.00901335" calcext:value-type="float">
            <text:p>0.00901335</text:p>
          </table:table-cell>
          <table:table-cell table:formula="of:=[.A21]-[.B21]" office:value-type="float" office:value="-0.00000257000000000035" calcext:value-type="float">
            <text:p>-0.00000257</text:p>
          </table:table-cell>
          <table:table-cell/>
          <table:table-cell office:value-type="float" office:value="0.00002807" calcext:value-type="float">
            <text:p>0.00002807</text:p>
          </table:table-cell>
          <table:table-cell office:value-type="float" office:value="0.00011359" calcext:value-type="float">
            <text:p>0.00011359</text:p>
          </table:table-cell>
          <table:table-cell office:value-type="float" office:value="0.00026878" calcext:value-type="float">
            <text:p>0.00026878</text:p>
          </table:table-cell>
          <table:table-cell office:value-type="float" office:value="0.00051992" calcext:value-type="float">
            <text:p>0.00051992</text:p>
          </table:table-cell>
          <table:table-cell office:value-type="float" office:value="0.00092154" calcext:value-type="float">
            <text:p>0.00092154</text:p>
          </table:table-cell>
          <table:table-cell office:value-type="float" office:value="0.00157385" calcext:value-type="float">
            <text:p>0.00157385</text:p>
          </table:table-cell>
          <table:table-cell office:value-type="float" office:value="0.00266491" calcext:value-type="float">
            <text:p>0.00266491</text:p>
          </table:table-cell>
          <table:table-cell office:value-type="float" office:value="0.00449609" calcext:value-type="float">
            <text:p>0.00449609</text:p>
          </table:table-cell>
          <table:table-cell office:value-type="float" office:value="0.00732075" calcext:value-type="float">
            <text:p>0.00732075</text:p>
          </table:table-cell>
          <table:table-cell office:value-type="float" office:value="0.00726854" calcext:value-type="float">
            <text:p>0.00726854</text:p>
          </table:table-cell>
          <table:table-cell office:value-type="float" office:value="0.00431811" calcext:value-type="float">
            <text:p>0.00431811</text:p>
          </table:table-cell>
          <table:table-cell office:value-type="float" office:value="0.00239949" calcext:value-type="float">
            <text:p>0.00239949</text:p>
          </table:table-cell>
          <table:table-cell office:value-type="float" office:value="0.00129645" calcext:value-type="float">
            <text:p>0.00129645</text:p>
          </table:table-cell>
          <table:table-cell office:value-type="float" office:value="0.00067537" calcext:value-type="float">
            <text:p>0.00067537</text:p>
          </table:table-cell>
          <table:table-cell office:value-type="float" office:value="0.00032275" calcext:value-type="float">
            <text:p>0.00032275</text:p>
          </table:table-cell>
          <table:table-cell office:value-type="float" office:value="0.00012608" calcext:value-type="float">
            <text:p>0.00012608</text:p>
          </table:table-cell>
          <table:table-cell office:value-type="float" office:value="0.00002697" calcext:value-type="float">
            <text:p>0.00002697</text:p>
          </table:table-cell>
          <table:table-cell office:value-type="float" office:value="-0.00000257" calcext:value-type="float">
            <text:p>-0.00000257</text:p>
          </table:table-cell>
        </table:table-row>
        <table:table-row table:style-name="ro1">
          <table:table-cell office:value-type="float" office:value="0.0250449" calcext:value-type="float">
            <text:p>0.0250449</text:p>
          </table:table-cell>
          <table:table-cell office:value-type="float" office:value="0.0250468" calcext:value-type="float">
            <text:p>0.0250468</text:p>
          </table:table-cell>
          <table:table-cell table:formula="of:=[.A22]-[.B22]" office:value-type="float" office:value="-0.00000189999999999912" calcext:value-type="float">
            <text:p>-0.0000019</text:p>
          </table:table-cell>
          <table:table-cell/>
          <table:table-cell office:value-type="float" office:value="0.0000776" calcext:value-type="float">
            <text:p>0.0000776</text:p>
          </table:table-cell>
          <table:table-cell office:value-type="float" office:value="0.0003148" calcext:value-type="float">
            <text:p>0.0003148</text:p>
          </table:table-cell>
          <table:table-cell office:value-type="float" office:value="0.0007425" calcext:value-type="float">
            <text:p>0.0007425</text:p>
          </table:table-cell>
          <table:table-cell office:value-type="float" office:value="0.0014335" calcext:value-type="float">
            <text:p>0.0014335</text:p>
          </table:table-cell>
          <table:table-cell office:value-type="float" office:value="0.0025323" calcext:value-type="float">
            <text:p>0.0025323</text:p>
          </table:table-cell>
          <table:table-cell office:value-type="float" office:value="0.0043109" calcext:value-type="float">
            <text:p>0.0043109</text:p>
          </table:table-cell>
          <table:table-cell office:value-type="float" office:value="0.0072759" calcext:value-type="float">
            <text:p>0.0072759</text:p>
          </table:table-cell>
          <table:table-cell office:value-type="float" office:value="0.0122512" calcext:value-type="float">
            <text:p>0.0122512</text:p>
          </table:table-cell>
          <table:table-cell office:value-type="float" office:value="0.01997731" calcext:value-type="float">
            <text:p>0.01997731</text:p>
          </table:table-cell>
          <table:table-cell office:value-type="float" office:value="0.02058611" calcext:value-type="float">
            <text:p>0.02058611</text:p>
          </table:table-cell>
          <table:table-cell office:value-type="float" office:value="0.0122644" calcext:value-type="float">
            <text:p>0.0122644</text:p>
          </table:table-cell>
          <table:table-cell office:value-type="float" office:value="0.0068073" calcext:value-type="float">
            <text:p>0.0068073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19064" calcext:value-type="float">
            <text:p>0.0019064</text:p>
          </table:table-cell>
          <table:table-cell office:value-type="float" office:value="0.0009113" calcext:value-type="float">
            <text:p>0.0009113</text:p>
          </table:table-cell>
          <table:table-cell office:value-type="float" office:value="0.0003582" calcext:value-type="float">
            <text:p>0.0003582</text:p>
          </table:table-cell>
          <table:table-cell office:value-type="float" office:value="0.0000809" calcext:value-type="float">
            <text:p>0.0000809</text:p>
          </table:table-cell>
          <table:table-cell office:value-type="float" office:value="-0.0000019" calcext:value-type="float">
            <text:p>-0.0000019</text:p>
          </table:table-cell>
        </table:table-row>
        <table:table-row table:style-name="ro1">
          <table:table-cell office:value-type="float" office:value="0.036997" calcext:value-type="float">
            <text:p>0.036997</text:p>
          </table:table-cell>
          <table:table-cell office:value-type="float" office:value="0.0369972" calcext:value-type="float">
            <text:p>0.0369972</text:p>
          </table:table-cell>
          <table:table-cell table:formula="of:=[.A23]-[.B23]" office:value-type="float" office:value="-0.000000200000000005751" calcext:value-type="float">
            <text:p>-0.0000002</text:p>
          </table:table-cell>
          <table:table-cell/>
          <table:table-cell office:value-type="float" office:value="0.0001144" calcext:value-type="float">
            <text:p>0.0001144</text:p>
          </table:table-cell>
          <table:table-cell office:value-type="float" office:value="0.0004597" calcext:value-type="float">
            <text:p>0.0004597</text:p>
          </table:table-cell>
          <table:table-cell office:value-type="float" office:value="0.0010734" calcext:value-type="float">
            <text:p>0.0010734</text:p>
          </table:table-cell>
          <table:table-cell office:value-type="float" office:value="0.0020509" calcext:value-type="float">
            <text:p>0.0020509</text:p>
          </table:table-cell>
          <table:table-cell office:value-type="float" office:value="0.0035798" calcext:value-type="float">
            <text:p>0.0035798</text:p>
          </table:table-cell>
          <table:table-cell office:value-type="float" office:value="0.0060187" calcext:value-type="float">
            <text:p>0.0060187</text:p>
          </table:table-cell>
          <table:table-cell office:value-type="float" office:value="0.0100356" calcext:value-type="float">
            <text:p>0.0100356</text:p>
          </table:table-cell>
          <table:table-cell office:value-type="float" office:value="0.0167627" calcext:value-type="float">
            <text:p>0.0167627</text:p>
          </table:table-cell>
          <table:table-cell office:value-type="float" office:value="0.02744524" calcext:value-type="float">
            <text:p>0.02744524</text:p>
          </table:table-cell>
          <table:table-cell office:value-type="float" office:value="0.03263644" calcext:value-type="float">
            <text:p>0.03263644</text:p>
          </table:table-cell>
          <table:table-cell office:value-type="float" office:value="0.0196866" calcext:value-type="float">
            <text:p>0.0196866</text:p>
          </table:table-cell>
          <table:table-cell office:value-type="float" office:value="0.0108798" calcext:value-type="float">
            <text:p>0.0108798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29714" calcext:value-type="float">
            <text:p>0.0029714</text:p>
          </table:table-cell>
          <table:table-cell office:value-type="float" office:value="0.0014045" calcext:value-type="float">
            <text:p>0.0014045</text:p>
          </table:table-cell>
          <table:table-cell office:value-type="float" office:value="0.0005472" calcext:value-type="float">
            <text:p>0.0005472</text:p>
          </table:table-cell>
          <table:table-cell office:value-type="float" office:value="0.0001245" calcext:value-type="float">
            <text:p>0.0001245</text:p>
          </table:table-cell>
          <table:table-cell office:value-type="float" office:value="-0.0000002" calcext:value-type="float">
            <text:p>-0.0000002</text:p>
          </table:table-cell>
        </table:table-row>
        <table:table-row table:style-name="ro1">
          <table:table-cell office:value-type="float" office:value="0.219194" calcext:value-type="float">
            <text:p>0.219194</text:p>
          </table:table-cell>
          <table:table-cell office:value-type="float" office:value="0.219193" calcext:value-type="float">
            <text:p>0.219193</text:p>
          </table:table-cell>
          <table:table-cell table:formula="of:=[.A24]-[.B24]" office:value-type="float" office:value="0.000001000000000001" calcext:value-type="float">
            <text:p>0.000001</text:p>
          </table:table-cell>
          <table:table-cell/>
          <table:table-cell office:value-type="float" office:value="0.00354" calcext:value-type="float">
            <text:p>0.00354</text:p>
          </table:table-cell>
          <table:table-cell office:value-type="float" office:value="0.1209523" calcext:value-type="float">
            <text:p>0.1209523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29235" calcext:value-type="float">
            <text:p>0.029235</text:p>
          </table:table-cell>
          <table:table-cell office:value-type="float" office:value="0.046439" calcext:value-type="float">
            <text:p>0.046439</text:p>
          </table:table-cell>
          <table:table-cell office:value-type="float" office:value="0.074427" calcext:value-type="float">
            <text:p>0.074427</text:p>
          </table:table-cell>
          <table:table-cell office:value-type="float" office:value="0.1203819" calcext:value-type="float">
            <text:p>0.1203819</text:p>
          </table:table-cell>
          <table:table-cell office:value-type="float" office:value="0.1898647" calcext:value-type="float">
            <text:p>0.1898647</text:p>
          </table:table-cell>
          <table:table-cell office:value-type="float" office:value="0.1650084" calcext:value-type="float">
            <text:p>0.1650084</text:p>
          </table:table-cell>
          <table:table-cell office:value-type="float" office:value="0.093266" calcext:value-type="float">
            <text:p>0.093266</text:p>
          </table:table-cell>
          <table:table-cell office:value-type="float" office:value="0.047675" calcext:value-type="float">
            <text:p>0.047675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538136" calcext:value-type="float">
            <text:p>0.0538136</text:p>
          </table:table-cell>
          <table:table-cell office:value-type="float" office:value="0.0538151" calcext:value-type="float">
            <text:p>0.0538151</text:p>
          </table:table-cell>
          <table:table-cell table:formula="of:=[.A25]-[.B25]" office:value-type="float" office:value="-0.0000015000000000015" calcext:value-type="float">
            <text:p>-0.0000015</text:p>
          </table:table-cell>
          <table:table-cell/>
          <table:table-cell office:value-type="float" office:value="0.0001767" calcext:value-type="float">
            <text:p>0.0001767</text:p>
          </table:table-cell>
          <table:table-cell office:value-type="float" office:value="0.0006519" calcext:value-type="float">
            <text:p>0.000651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24559" calcext:value-type="float">
            <text:p>0.0024559</text:p>
          </table:table-cell>
          <table:table-cell office:value-type="float" office:value="0.0039121" calcext:value-type="float">
            <text:p>0.0039121</text:p>
          </table:table-cell>
          <table:table-cell office:value-type="float" office:value="0.0059616" calcext:value-type="float">
            <text:p>0.0059616</text:p>
          </table:table-cell>
          <table:table-cell office:value-type="float" office:value="0.0089532" calcext:value-type="float">
            <text:p>0.0089532</text:p>
          </table:table-cell>
          <table:table-cell office:value-type="float" office:value="0.0135568" calcext:value-type="float">
            <text:p>0.0135568</text:p>
          </table:table-cell>
          <table:table-cell office:value-type="float" office:value="0.0210286" calcext:value-type="float">
            <text:p>0.0210286</text:p>
          </table:table-cell>
          <table:table-cell office:value-type="float" office:value="0.0334227" calcext:value-type="float">
            <text:p>0.0334227</text:p>
          </table:table-cell>
          <table:table-cell office:value-type="float" office:value="0.05230834" calcext:value-type="float">
            <text:p>0.05230834</text:p>
          </table:table-cell>
          <table:table-cell office:value-type="float" office:value="0.0335863" calcext:value-type="float">
            <text:p>0.0335863</text:p>
          </table:table-cell>
          <table:table-cell office:value-type="float" office:value="0.0170009" calcext:value-type="float">
            <text:p>0.0170009</text:p>
          </table:table-cell>
          <table:table-cell office:value-type="float" office:value="0.0077515" calcext:value-type="float">
            <text:p>0.0077515</text:p>
          </table:table-cell>
          <table:table-cell office:value-type="float" office:value="0.0032291" calcext:value-type="float">
            <text:p>0.0032291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0002297" calcext:value-type="float">
            <text:p>0.0002297</text:p>
          </table:table-cell>
          <table:table-cell office:value-type="float" office:value="-0.0000015" calcext:value-type="float">
            <text:p>-0.0000015</text:p>
          </table:table-cell>
        </table:table-row>
        <table:table-row table:style-name="ro1">
          <table:table-cell office:value-type="float" office:value="0.612709" calcext:value-type="float">
            <text:p>0.612709</text:p>
          </table:table-cell>
          <table:table-cell office:value-type="float" office:value="0.612696" calcext:value-type="float">
            <text:p>0.612696</text:p>
          </table:table-cell>
          <table:table-cell table:formula="of:=[.A26]-[.B26]" office:value-type="float" office:value="0.0000129999999999297" calcext:value-type="float">
            <text:p>0.000013</text:p>
          </table:table-cell>
          <table:table-cell/>
          <table:table-cell office:value-type="float" office:value="0.002902" calcext:value-type="float">
            <text:p>0.002902</text:p>
          </table:table-cell>
          <table:table-cell office:value-type="float" office:value="0.009275" calcext:value-type="float">
            <text:p>0.009275</text:p>
          </table:table-cell>
          <table:table-cell office:value-type="float" office:value="0.110977" calcext:value-type="float">
            <text:p>0.110977</text:p>
          </table:table-cell>
          <table:table-cell office:value-type="float" office:value="0.438432" calcext:value-type="float">
            <text:p>0.438432</text:p>
          </table:table-cell>
          <table:table-cell office:value-type="float" office:value="0.459917" calcext:value-type="float">
            <text:p>0.459917</text:p>
          </table:table-cell>
          <table:table-cell office:value-type="float" office:value="0.134772" calcext:value-type="float">
            <text:p>0.134772</text:p>
          </table:table-cell>
          <table:table-cell office:value-type="float" office:value="0.072363" calcext:value-type="float">
            <text:p>0.072363</text:p>
          </table:table-cell>
          <table:table-cell office:value-type="float" office:value="0.097515" calcext:value-type="float">
            <text:p>0.097515</text:p>
          </table:table-cell>
          <table:table-cell office:value-type="float" office:value="0.134086" calcext:value-type="float">
            <text:p>0.134086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285114" calcext:value-type="float">
            <text:p>0.285114</text:p>
          </table:table-cell>
          <table:table-cell office:value-type="float" office:value="0.434112" calcext:value-type="float">
            <text:p>0.434112</text:p>
          </table:table-cell>
          <table:table-cell office:value-type="float" office:value="0.5861167" calcext:value-type="float">
            <text:p>0.5861167</text:p>
          </table:table-cell>
          <table:table-cell office:value-type="float" office:value="0.352857" calcext:value-type="float">
            <text:p>0.352857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038255" calcext:value-type="float">
            <text:p>0.038255</text:p>
          </table:table-cell>
          <table:table-cell office:value-type="float" office:value="0.005754" calcext:value-type="float">
            <text:p>0.005754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0.0301734" calcext:value-type="float">
            <text:p>0.0301734</text:p>
          </table:table-cell>
          <table:table-cell office:value-type="float" office:value="0.0301934" calcext:value-type="float">
            <text:p>0.0301934</text:p>
          </table:table-cell>
          <table:table-cell table:formula="of:=[.A27]-[.B27]" office:value-type="float" office:value="-0.0000199999999999992" calcext:value-type="float">
            <text:p>-0.00002</text:p>
          </table:table-cell>
          <table:table-cell/>
          <table:table-cell office:value-type="float" office:value="0.0002383" calcext:value-type="float">
            <text:p>0.0002383</text:p>
          </table:table-cell>
          <table:table-cell office:value-type="float" office:value="0.0006569" calcext:value-type="float">
            <text:p>0.0006569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015332" calcext:value-type="float">
            <text:p>0.0015332</text:p>
          </table:table-cell>
          <table:table-cell office:value-type="float" office:value="0.0019662" calcext:value-type="float">
            <text:p>0.0019662</text:p>
          </table:table-cell>
          <table:table-cell office:value-type="float" office:value="0.0024157" calcext:value-type="float">
            <text:p>0.0024157</text:p>
          </table:table-cell>
          <table:table-cell office:value-type="float" office:value="0.0028977" calcext:value-type="float">
            <text:p>0.0028977</text:p>
          </table:table-cell>
          <table:table-cell office:value-type="float" office:value="0.0034452" calcext:value-type="float">
            <text:p>0.0034452</text:p>
          </table:table-cell>
          <table:table-cell office:value-type="float" office:value="0.0041006" calcext:value-type="float">
            <text:p>0.0041006</text:p>
          </table:table-cell>
          <table:table-cell office:value-type="float" office:value="0.0049425" calcext:value-type="float">
            <text:p>0.0049425</text:p>
          </table:table-cell>
          <table:table-cell office:value-type="float" office:value="0.0061267" calcext:value-type="float">
            <text:p>0.0061267</text:p>
          </table:table-cell>
          <table:table-cell office:value-type="float" office:value="0.0079713" calcext:value-type="float">
            <text:p>0.0079713</text:p>
          </table:table-cell>
          <table:table-cell office:value-type="float" office:value="0.0113073" calcext:value-type="float">
            <text:p>0.0113073</text:p>
          </table:table-cell>
          <table:table-cell office:value-type="float" office:value="0.0185723" calcext:value-type="float">
            <text:p>0.0185723</text:p>
          </table:table-cell>
          <table:table-cell office:value-type="float" office:value="0.02507088" calcext:value-type="float">
            <text:p>0.02507088</text:p>
          </table:table-cell>
          <table:table-cell office:value-type="float" office:value="0.006415" calcext:value-type="float">
            <text:p>0.006415</text:p>
          </table:table-cell>
          <table:table-cell office:value-type="float" office:value="0.0007163" calcext:value-type="float">
            <text:p>0.0007163</text:p>
          </table:table-cell>
          <table:table-cell office:value-type="float" office:value="-0.00002" calcext:value-type="float">
            <text:p>-0.00002</text:p>
          </table:table-cell>
        </table:table-row>
        <table:table-row table:style-name="ro1">
          <table:table-cell office:value-type="float" office:value="0.460739" calcext:value-type="float">
            <text:p>0.460739</text:p>
          </table:table-cell>
          <table:table-cell office:value-type="float" office:value="0.460728" calcext:value-type="float">
            <text:p>0.460728</text:p>
          </table:table-cell>
          <table:table-cell table:formula="of:=[.A28]-[.B28]" office:value-type="float" office:value="0.0000109999999999832" calcext:value-type="float">
            <text:p>0.000011</text:p>
          </table:table-cell>
          <table:table-cell/>
          <table:table-cell office:value-type="float" office:value="0.011026" calcext:value-type="float">
            <text:p>0.011026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6571" calcext:value-type="float">
            <text:p>0.03657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249196" calcext:value-type="float">
            <text:p>0.249196</text:p>
          </table:table-cell>
          <table:table-cell office:value-type="float" office:value="0.327569" calcext:value-type="float">
            <text:p>0.327569</text:p>
          </table:table-cell>
          <table:table-cell office:value-type="float" office:value="0.053968" calcext:value-type="float">
            <text:p>0.053968</text:p>
          </table:table-cell>
          <table:table-cell office:value-type="float" office:value="0.059555" calcext:value-type="float">
            <text:p>0.059555</text:p>
          </table:table-cell>
          <table:table-cell office:value-type="float" office:value="0.066688" calcext:value-type="float">
            <text:p>0.066688</text:p>
          </table:table-cell>
          <table:table-cell office:value-type="float" office:value="0.076735" calcext:value-type="float">
            <text:p>0.076735</text:p>
          </table:table-cell>
          <table:table-cell office:value-type="float" office:value="0.092897" calcext:value-type="float">
            <text:p>0.092897</text:p>
          </table:table-cell>
          <table:table-cell office:value-type="float" office:value="0.124305" calcext:value-type="float">
            <text:p>0.124305</text:p>
          </table:table-cell>
          <table:table-cell office:value-type="float" office:value="0.201664" calcext:value-type="float">
            <text:p>0.201664</text:p>
          </table:table-cell>
          <table:table-cell office:value-type="float" office:value="0.3886516" calcext:value-type="float">
            <text:p>0.3886516</text:p>
          </table:table-cell>
          <table:table-cell office:value-type="float" office:value="0.248181" calcext:value-type="float">
            <text:p>0.248181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table:number-columns-repeated="2" office:value-type="float" office:value="0.490516" calcext:value-type="float">
            <text:p>0.490516</text:p>
          </table:table-cell>
          <table:table-cell table:formula="of:=[.A29]-[.B29]" office:value-type="float" office:value="0" calcext:value-type="float">
            <text:p>0</text:p>
          </table:table-cell>
          <table:table-cell/>
          <table:table-cell office:value-type="float" office:value="0.011261" calcext:value-type="float">
            <text:p>0.011261</text:p>
          </table:table-cell>
          <table:table-cell office:value-type="float" office:value="0.020654" calcext:value-type="float">
            <text:p>0.020654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33486" calcext:value-type="float">
            <text:p>0.033486</text:p>
          </table:table-cell>
          <table:table-cell office:value-type="float" office:value="0.038515" calcext:value-type="float">
            <text:p>0.038515</text:p>
          </table:table-cell>
          <table:table-cell office:value-type="float" office:value="0.043183" calcext:value-type="float">
            <text:p>0.043183</text:p>
          </table:table-cell>
          <table:table-cell office:value-type="float" office:value="0.30589" calcext:value-type="float">
            <text:p>0.30589</text:p>
          </table:table-cell>
          <table:table-cell office:value-type="float" office:value="0.330968" calcext:value-type="float">
            <text:p>0.330968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064432" calcext:value-type="float">
            <text:p>0.064432</text:p>
          </table:table-cell>
          <table:table-cell office:value-type="float" office:value="0.07273" calcext:value-type="float">
            <text:p>0.07273</text:p>
          </table:table-cell>
          <table:table-cell office:value-type="float" office:value="0.084598" calcext:value-type="float">
            <text:p>0.084598</text:p>
          </table:table-cell>
          <table:table-cell office:value-type="float" office:value="0.10405" calcext:value-type="float">
            <text:p>0.10405</text:p>
          </table:table-cell>
          <table:table-cell office:value-type="float" office:value="0.142619" calcext:value-type="float">
            <text:p>0.142619</text:p>
          </table:table-cell>
          <table:table-cell office:value-type="float" office:value="0.236452" calcext:value-type="float">
            <text:p>0.236452</text:p>
          </table:table-cell>
          <table:table-cell office:value-type="float" office:value="0.4418632" calcext:value-type="float">
            <text:p>0.4418632</text:p>
          </table:table-cell>
          <table:table-cell office:value-type="float" office:value="0.248895" calcext:value-type="float">
            <text:p>0.24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.04066" calcext:value-type="float">
            <text:p>1.04066</text:p>
          </table:table-cell>
          <table:table-cell table:formula="of:=[.A30]-[.B30]" office:value-type="float" office:value="0" calcext:value-type="float">
            <text:p>0</text:p>
          </table:table-cell>
          <table:table-cell/>
          <table:table-cell office:value-type="float" office:value="0.159743" calcext:value-type="float">
            <text:p>0.159743</text:p>
          </table:table-cell>
          <table:table-cell office:value-type="float" office:value="0.324528" calcext:value-type="float">
            <text:p>0.324528</text:p>
          </table:table-cell>
          <table:table-cell office:value-type="float" office:value="0.491847" calcext:value-type="float">
            <text:p>0.491847</text:p>
          </table:table-cell>
          <table:table-cell office:value-type="float" office:value="0.660546" calcext:value-type="float">
            <text:p>0.660546</text:p>
          </table:table-cell>
          <table:table-cell office:value-type="float" office:value="0.829999" calcext:value-type="float">
            <text:p>0.829999</text:p>
          </table:table-cell>
          <table:table-cell office:value-type="float" office:value="0.9998212" calcext:value-type="float">
            <text:p>0.9998212</text:p>
          </table:table-cell>
          <table:table-cell office:value-type="float" office:value="0.911614" calcext:value-type="float">
            <text:p>0.911614</text:p>
          </table:table-cell>
          <table:table-cell office:value-type="float" office:value="0.741943" calcext:value-type="float">
            <text:p>0.741943</text:p>
          </table:table-cell>
          <table:table-cell office:value-type="float" office:value="0.57282" calcext:value-type="float">
            <text:p>0.57282</text:p>
          </table:table-cell>
          <table:table-cell office:value-type="float" office:value="0.404736" calcext:value-type="float">
            <text:p>0.404736</text:p>
          </table:table-cell>
          <table:table-cell office:value-type="float" office:value="0.238533" calcext:value-type="float">
            <text:p>0.238533</text:p>
          </table:table-cell>
          <table:table-cell office:value-type="float" office:value="0.075903" calcext:value-type="float">
            <text:p>0.075903</text:p>
          </table:table-cell>
          <table:table-cell office:value-type="float" office:value="-0.07913" calcext:value-type="float">
            <text:p>-0.07913</text:p>
          </table:table-cell>
          <table:table-cell office:value-type="float" office:value="-0.21504" calcext:value-type="float">
            <text:p>-0.21504</text:p>
          </table:table-cell>
          <table:table-cell office:value-type="float" office:value="-0.29564" calcext:value-type="float">
            <text:p>-0.29564</text:p>
          </table:table-cell>
          <table:table-cell office:value-type="float" office:value="-0.26457" calcext:value-type="float">
            <text:p>-0.26457</text:p>
          </table:table-cell>
          <table:table-cell office:value-type="float" office:value="-0.14818" calcext:value-type="float">
            <text:p>-0.14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float" office:value="0.0667046" calcext:value-type="float">
            <text:p>0.0667046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0.022097" calcext:value-type="float">
            <text:p>0.022097</text:p>
          </table:table-cell>
          <table:table-cell office:value-type="float" office:value="0.0621165" calcext:value-type="float">
            <text:p>0.0621165</text:p>
          </table:table-cell>
          <table:table-cell office:value-type="float" office:value="0.1013027" calcext:value-type="float">
            <text:p>0.1013027</text:p>
          </table:table-cell>
          <table:table-cell office:value-type="float" office:value="0.1134105" calcext:value-type="float">
            <text:p>0.113410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26891" calcext:value-type="float">
            <text:p>0.002689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9761" calcext:value-type="float">
            <text:p>0.0009761</text:p>
          </table:table-cell>
          <table:table-cell office:value-type="float" office:value="0.0018481" calcext:value-type="float">
            <text:p>0.0018481</text:p>
          </table:table-cell>
          <table:table-cell office:value-type="float" office:value="0.0031842" calcext:value-type="float">
            <text:p>0.0031842</text:p>
          </table:table-cell>
          <table:table-cell office:value-type="float" office:value="0.0052785" calcext:value-type="float">
            <text:p>0.0052785</text:p>
          </table:table-cell>
          <table:table-cell office:value-type="float" office:value="0.0143399" calcext:value-type="float">
            <text:p>0.0143399</text:p>
          </table:table-cell>
          <table:table-cell office:value-type="float" office:value="0.0235067" calcext:value-type="float">
            <text:p>0.0235067</text:p>
          </table:table-cell>
          <table:table-cell office:value-type="float" office:value="0.03293639" calcext:value-type="float">
            <text:p>0.0329363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292" calcext:value-type="float">
            <text:p>0.0001292</text:p>
          </table:table-cell>
          <table:table-cell office:value-type="float" office:value="0.0005156" calcext:value-type="float">
            <text:p>0.0005156</text:p>
          </table:table-cell>
          <table:table-cell office:value-type="float" office:value="0.0012049" calcext:value-type="float">
            <text:p>0.0012049</text:p>
          </table:table-cell>
          <table:table-cell office:value-type="float" office:value="0.0022956" calcext:value-type="float">
            <text:p>0.0022956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67467" calcext:value-type="float">
            <text:p>0.0067467</text:p>
          </table:table-cell>
          <table:table-cell office:value-type="float" office:value="0.0188126" calcext:value-type="float">
            <text:p>0.0188126</text:p>
          </table:table-cell>
          <table:table-cell office:value-type="float" office:value="0.0307958" calcext:value-type="float">
            <text:p>0.0307958</text:p>
          </table:table-cell>
          <table:table-cell office:value-type="float" office:value="0.036278" calcext:value-type="float">
            <text:p>0.03627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941" calcext:value-type="float">
            <text:p>0.00000941</text:p>
          </table:table-cell>
          <table:table-cell office:value-type="float" office:value="0.00003477" calcext:value-type="float">
            <text:p>0.00003477</text:p>
          </table:table-cell>
          <table:table-cell office:value-type="float" office:value="0.00008325" calcext:value-type="float">
            <text:p>0.00008325</text:p>
          </table:table-cell>
          <table:table-cell office:value-type="float" office:value="0.00015508" calcext:value-type="float">
            <text:p>0.00015508</text:p>
          </table:table-cell>
          <table:table-cell office:value-type="float" office:value="0.00027053" calcext:value-type="float">
            <text:p>0.00027053</text:p>
          </table:table-cell>
          <table:table-cell office:value-type="float" office:value="0.00045727" calcext:value-type="float">
            <text:p>0.00045727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02097116" calcext:value-type="float">
            <text:p>0.002097116</text:p>
          </table:table-cell>
          <table:table-cell office:value-type="float" office:value="0.002258287" calcext:value-type="float">
            <text:p>0.00225828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2714" calcext:value-type="float">
            <text:p>0.00002714</text:p>
          </table:table-cell>
          <table:table-cell office:value-type="float" office:value="0.00010567" calcext:value-type="float">
            <text:p>0.00010567</text:p>
          </table:table-cell>
          <table:table-cell office:value-type="float" office:value="0.00025076" calcext:value-type="float">
            <text:p>0.00025076</text:p>
          </table:table-cell>
          <table:table-cell office:value-type="float" office:value="0.00048072" calcext:value-type="float">
            <text:p>0.00048072</text:p>
          </table:table-cell>
          <table:table-cell office:value-type="float" office:value="0.00084424" calcext:value-type="float">
            <text:p>0.00084424</text:p>
          </table:table-cell>
          <table:table-cell office:value-type="float" office:value="0.00143284" calcext:value-type="float">
            <text:p>0.00143284</text:p>
          </table:table-cell>
          <table:table-cell office:value-type="float" office:value="0.00404668" calcext:value-type="float">
            <text:p>0.00404668</text:p>
          </table:table-cell>
          <table:table-cell office:value-type="float" office:value="0.00660634" calcext:value-type="float">
            <text:p>0.00660634</text:p>
          </table:table-cell>
          <table:table-cell office:value-type="float" office:value="0.00702167" calcext:value-type="float">
            <text:p>0.007021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51" calcext:value-type="float">
            <text:p>0.000051</text:p>
          </table:table-cell>
          <table:table-cell office:value-type="float" office:value="0.0002038" calcext:value-type="float">
            <text:p>0.0002038</text:p>
          </table:table-cell>
          <table:table-cell office:value-type="float" office:value="0.0004782" calcext:value-type="float">
            <text:p>0.0004782</text:p>
          </table:table-cell>
          <table:table-cell office:value-type="float" office:value="0.0009183" calcext:value-type="float">
            <text:p>0.0009183</text:p>
          </table:table-cell>
          <table:table-cell office:value-type="float" office:value="0.0016136" calcext:value-type="float">
            <text:p>0.0016136</text:p>
          </table:table-cell>
          <table:table-cell office:value-type="float" office:value="0.0027355" calcext:value-type="float">
            <text:p>0.0027355</text:p>
          </table:table-cell>
          <table:table-cell office:value-type="float" office:value="0.00771669" calcext:value-type="float">
            <text:p>0.00771669</text:p>
          </table:table-cell>
          <table:table-cell office:value-type="float" office:value="0.01260511" calcext:value-type="float">
            <text:p>0.01260511</text:p>
          </table:table-cell>
          <table:table-cell office:value-type="float" office:value="0.01364628" calcext:value-type="float">
            <text:p>0.0136462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446" calcext:value-type="float">
            <text:p>0.0000446</text:p>
          </table:table-cell>
          <table:table-cell office:value-type="float" office:value="0.0001796" calcext:value-type="float">
            <text:p>0.0001796</text:p>
          </table:table-cell>
          <table:table-cell office:value-type="float" office:value="0.0004195" calcext:value-type="float">
            <text:p>0.0004195</text:p>
          </table:table-cell>
          <table:table-cell office:value-type="float" office:value="0.0008031" calcext:value-type="float">
            <text:p>0.0008031</text:p>
          </table:table-cell>
          <table:table-cell office:value-type="float" office:value="0.0014105" calcext:value-type="float">
            <text:p>0.0014105</text:p>
          </table:table-cell>
          <table:table-cell office:value-type="float" office:value="0.0023883" calcext:value-type="float">
            <text:p>0.0023883</text:p>
          </table:table-cell>
          <table:table-cell office:value-type="float" office:value="0.00672847" calcext:value-type="float">
            <text:p>0.00672847</text:p>
          </table:table-cell>
          <table:table-cell office:value-type="float" office:value="0.01099068" calcext:value-type="float">
            <text:p>0.01099068</text:p>
          </table:table-cell>
          <table:table-cell office:value-type="float" office:value="0.0119552" calcext:value-type="float">
            <text:p>0.011955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335" calcext:value-type="float">
            <text:p>0.00001335</text:p>
          </table:table-cell>
          <table:table-cell office:value-type="float" office:value="0.00005517" calcext:value-type="float">
            <text:p>0.00005517</text:p>
          </table:table-cell>
          <table:table-cell office:value-type="float" office:value="0.00013111" calcext:value-type="float">
            <text:p>0.00013111</text:p>
          </table:table-cell>
          <table:table-cell office:value-type="float" office:value="0.0002564" calcext:value-type="float">
            <text:p>0.0002564</text:p>
          </table:table-cell>
          <table:table-cell office:value-type="float" office:value="0.00045393" calcext:value-type="float">
            <text:p>0.00045393</text:p>
          </table:table-cell>
          <table:table-cell office:value-type="float" office:value="0.00077401" calcext:value-type="float">
            <text:p>0.00077401</text:p>
          </table:table-cell>
          <table:table-cell office:value-type="float" office:value="0.00220517" calcext:value-type="float">
            <text:p>0.00220517</text:p>
          </table:table-cell>
          <table:table-cell office:value-type="float" office:value="0.003601114" calcext:value-type="float">
            <text:p>0.003601114</text:p>
          </table:table-cell>
          <table:table-cell office:value-type="float" office:value="0.003755847" calcext:value-type="float">
            <text:p>0.00375584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572" calcext:value-type="float">
            <text:p>0.00001572</text:p>
          </table:table-cell>
          <table:table-cell office:value-type="float" office:value="0.00006461" calcext:value-type="float">
            <text:p>0.00006461</text:p>
          </table:table-cell>
          <table:table-cell office:value-type="float" office:value="0.0001529" calcext:value-type="float">
            <text:p>0.0001529</text:p>
          </table:table-cell>
          <table:table-cell office:value-type="float" office:value="0.00029735" calcext:value-type="float">
            <text:p>0.00029735</text:p>
          </table:table-cell>
          <table:table-cell office:value-type="float" office:value="0.00052462" calcext:value-type="float">
            <text:p>0.00052462</text:p>
          </table:table-cell>
          <table:table-cell office:value-type="float" office:value="0.00089382" calcext:value-type="float">
            <text:p>0.00089382</text:p>
          </table:table-cell>
          <table:table-cell office:value-type="float" office:value="0.00253795" calcext:value-type="float">
            <text:p>0.00253795</text:p>
          </table:table-cell>
          <table:table-cell office:value-type="float" office:value="0.00414286" calcext:value-type="float">
            <text:p>0.00414286</text:p>
          </table:table-cell>
          <table:table-cell office:value-type="float" office:value="0.004327639" calcext:value-type="float">
            <text:p>0.00432763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381" calcext:value-type="float">
            <text:p>0.0000381</text:p>
          </table:table-cell>
          <table:table-cell office:value-type="float" office:value="0.0001531" calcext:value-type="float">
            <text:p>0.0001531</text:p>
          </table:table-cell>
          <table:table-cell office:value-type="float" office:value="0.0003591" calcext:value-type="float">
            <text:p>0.0003591</text:p>
          </table:table-cell>
          <table:table-cell office:value-type="float" office:value="0.0006893" calcext:value-type="float">
            <text:p>0.0006893</text:p>
          </table:table-cell>
          <table:table-cell office:value-type="float" office:value="0.0012135" calcext:value-type="float">
            <text:p>0.0012135</text:p>
          </table:table-cell>
          <table:table-cell office:value-type="float" office:value="0.0020542" calcext:value-type="float">
            <text:p>0.0020542</text:p>
          </table:table-cell>
          <table:table-cell office:value-type="float" office:value="0.00579779" calcext:value-type="float">
            <text:p>0.00579779</text:p>
          </table:table-cell>
          <table:table-cell office:value-type="float" office:value="0.0094723" calcext:value-type="float">
            <text:p>0.0094723</text:p>
          </table:table-cell>
          <table:table-cell office:value-type="float" office:value="0.01029103" calcext:value-type="float">
            <text:p>0.010291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494" calcext:value-type="float">
            <text:p>0.0000494</text:p>
          </table:table-cell>
          <table:table-cell office:value-type="float" office:value="0.0002004" calcext:value-type="float">
            <text:p>0.0002004</text:p>
          </table:table-cell>
          <table:table-cell office:value-type="float" office:value="0.0004712" calcext:value-type="float">
            <text:p>0.0004712</text:p>
          </table:table-cell>
          <table:table-cell office:value-type="float" office:value="0.0009085" calcext:value-type="float">
            <text:p>0.0009085</text:p>
          </table:table-cell>
          <table:table-cell office:value-type="float" office:value="0.0015998" calcext:value-type="float">
            <text:p>0.0015998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00766831" calcext:value-type="float">
            <text:p>0.00766831</text:p>
          </table:table-cell>
          <table:table-cell office:value-type="float" office:value="0.01252609" calcext:value-type="float">
            <text:p>0.01252609</text:p>
          </table:table-cell>
          <table:table-cell office:value-type="float" office:value="0.01349287" calcext:value-type="float">
            <text:p>0.0134928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364" calcext:value-type="float">
            <text:p>0.00001364</text:p>
          </table:table-cell>
          <table:table-cell office:value-type="float" office:value="0.00005636" calcext:value-type="float">
            <text:p>0.00005636</text:p>
          </table:table-cell>
          <table:table-cell office:value-type="float" office:value="0.00013224" calcext:value-type="float">
            <text:p>0.00013224</text:p>
          </table:table-cell>
          <table:table-cell office:value-type="float" office:value="0.00025714" calcext:value-type="float">
            <text:p>0.00025714</text:p>
          </table:table-cell>
          <table:table-cell office:value-type="float" office:value="0.00045354" calcext:value-type="float">
            <text:p>0.00045354</text:p>
          </table:table-cell>
          <table:table-cell office:value-type="float" office:value="0.00076992" calcext:value-type="float">
            <text:p>0.00076992</text:p>
          </table:table-cell>
          <table:table-cell office:value-type="float" office:value="0.00218905" calcext:value-type="float">
            <text:p>0.00218905</text:p>
          </table:table-cell>
          <table:table-cell office:value-type="float" office:value="0.003573546" calcext:value-type="float">
            <text:p>0.003573546</text:p>
          </table:table-cell>
          <table:table-cell office:value-type="float" office:value="0.003750333" calcext:value-type="float">
            <text:p>0.0037503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612" calcext:value-type="float">
            <text:p>0.00000612</text:p>
          </table:table-cell>
          <table:table-cell office:value-type="float" office:value="0.00002472" calcext:value-type="float">
            <text:p>0.00002472</text:p>
          </table:table-cell>
          <table:table-cell office:value-type="float" office:value="0.00005827" calcext:value-type="float">
            <text:p>0.00005827</text:p>
          </table:table-cell>
          <table:table-cell office:value-type="float" office:value="0.0001134" calcext:value-type="float">
            <text:p>0.0001134</text:p>
          </table:table-cell>
          <table:table-cell office:value-type="float" office:value="0.00019941" calcext:value-type="float">
            <text:p>0.00019941</text:p>
          </table:table-cell>
          <table:table-cell office:value-type="float" office:value="0.00033799" calcext:value-type="float">
            <text:p>0.00033799</text:p>
          </table:table-cell>
          <table:table-cell office:value-type="float" office:value="0.00095728" calcext:value-type="float">
            <text:p>0.00095728</text:p>
          </table:table-cell>
          <table:table-cell office:value-type="float" office:value="0.001563939" calcext:value-type="float">
            <text:p>0.001563939</text:p>
          </table:table-cell>
          <table:table-cell office:value-type="float" office:value="0.001651439" calcext:value-type="float">
            <text:p>0.00165143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584" calcext:value-type="float">
            <text:p>0.00001584</text:p>
          </table:table-cell>
          <table:table-cell office:value-type="float" office:value="0.00006462" calcext:value-type="float">
            <text:p>0.00006462</text:p>
          </table:table-cell>
          <table:table-cell office:value-type="float" office:value="0.00015141" calcext:value-type="float">
            <text:p>0.00015141</text:p>
          </table:table-cell>
          <table:table-cell office:value-type="float" office:value="0.00029122" calcext:value-type="float">
            <text:p>0.00029122</text:p>
          </table:table-cell>
          <table:table-cell office:value-type="float" office:value="0.00051396" calcext:value-type="float">
            <text:p>0.00051396</text:p>
          </table:table-cell>
          <table:table-cell office:value-type="float" office:value="0.00087349" calcext:value-type="float">
            <text:p>0.00087349</text:p>
          </table:table-cell>
          <table:table-cell office:value-type="float" office:value="0.00247853" calcext:value-type="float">
            <text:p>0.00247853</text:p>
          </table:table-cell>
          <table:table-cell office:value-type="float" office:value="0.00404077" calcext:value-type="float">
            <text:p>0.00404077</text:p>
          </table:table-cell>
          <table:table-cell office:value-type="float" office:value="0.00418954" calcext:value-type="float">
            <text:p>0.0041895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393" calcext:value-type="float">
            <text:p>0.0000393</text:p>
          </table:table-cell>
          <table:table-cell office:value-type="float" office:value="0.0001596" calcext:value-type="float">
            <text:p>0.0001596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7231" calcext:value-type="float">
            <text:p>0.0007231</text:p>
          </table:table-cell>
          <table:table-cell office:value-type="float" office:value="0.0012737" calcext:value-type="float">
            <text:p>0.0012737</text:p>
          </table:table-cell>
          <table:table-cell office:value-type="float" office:value="0.0021635" calcext:value-type="float">
            <text:p>0.0021635</text:p>
          </table:table-cell>
          <table:table-cell office:value-type="float" office:value="0.00612341" calcext:value-type="float">
            <text:p>0.00612341</text:p>
          </table:table-cell>
          <table:table-cell office:value-type="float" office:value="0.0099933" calcext:value-type="float">
            <text:p>0.0099933</text:p>
          </table:table-cell>
          <table:table-cell office:value-type="float" office:value="0.01055013" calcext:value-type="float">
            <text:p>0.0105501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603" calcext:value-type="float">
            <text:p>0.0000603</text:p>
          </table:table-cell>
          <table:table-cell office:value-type="float" office:value="0.0002453" calcext:value-type="float">
            <text:p>0.0002453</text:p>
          </table:table-cell>
          <table:table-cell office:value-type="float" office:value="0.0005776" calcext:value-type="float">
            <text:p>0.0005776</text:p>
          </table:table-cell>
          <table:table-cell office:value-type="float" office:value="0.0011155" calcext:value-type="float">
            <text:p>0.0011155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33488" calcext:value-type="float">
            <text:p>0.0033488</text:p>
          </table:table-cell>
          <table:table-cell office:value-type="float" office:value="0.0095028" calcext:value-type="float">
            <text:p>0.0095028</text:p>
          </table:table-cell>
          <table:table-cell office:value-type="float" office:value="0.01550008" calcext:value-type="float">
            <text:p>0.01550008</text:p>
          </table:table-cell>
          <table:table-cell office:value-type="float" office:value="0.01610924" calcext:value-type="float">
            <text:p>0.0161092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2801" calcext:value-type="float">
            <text:p>0.00002801</text:p>
          </table:table-cell>
          <table:table-cell office:value-type="float" office:value="0.00011403" calcext:value-type="float">
            <text:p>0.00011403</text:p>
          </table:table-cell>
          <table:table-cell office:value-type="float" office:value="0.00026934" calcext:value-type="float">
            <text:p>0.00026934</text:p>
          </table:table-cell>
          <table:table-cell office:value-type="float" office:value="0.00052075" calcext:value-type="float">
            <text:p>0.00052075</text:p>
          </table:table-cell>
          <table:table-cell office:value-type="float" office:value="0.00092028" calcext:value-type="float">
            <text:p>0.00092028</text:p>
          </table:table-cell>
          <table:table-cell office:value-type="float" office:value="0.0015692" calcext:value-type="float">
            <text:p>0.0015692</text:p>
          </table:table-cell>
          <table:table-cell office:value-type="float" office:value="0.00446765" calcext:value-type="float">
            <text:p>0.00446765</text:p>
          </table:table-cell>
          <table:table-cell office:value-type="float" office:value="0.00727992" calcext:value-type="float">
            <text:p>0.00727992</text:p>
          </table:table-cell>
          <table:table-cell office:value-type="float" office:value="0.00738411" calcext:value-type="float">
            <text:p>0.0073841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2539" calcext:value-type="float">
            <text:p>0.00002539</text:p>
          </table:table-cell>
          <table:table-cell office:value-type="float" office:value="0.00010336" calcext:value-type="float">
            <text:p>0.00010336</text:p>
          </table:table-cell>
          <table:table-cell office:value-type="float" office:value="0.00024401" calcext:value-type="float">
            <text:p>0.00024401</text:p>
          </table:table-cell>
          <table:table-cell office:value-type="float" office:value="0.00047152" calcext:value-type="float">
            <text:p>0.00047152</text:p>
          </table:table-cell>
          <table:table-cell office:value-type="float" office:value="0.00083302" calcext:value-type="float">
            <text:p>0.00083302</text:p>
          </table:table-cell>
          <table:table-cell office:value-type="float" office:value="0.00141941" calcext:value-type="float">
            <text:p>0.00141941</text:p>
          </table:table-cell>
          <table:table-cell office:value-type="float" office:value="0.00404064" calcext:value-type="float">
            <text:p>0.00404064</text:p>
          </table:table-cell>
          <table:table-cell office:value-type="float" office:value="0.00658529" calcext:value-type="float">
            <text:p>0.00658529</text:p>
          </table:table-cell>
          <table:table-cell office:value-type="float" office:value="0.00669317" calcext:value-type="float">
            <text:p>0.0066931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702" calcext:value-type="float">
            <text:p>0.000001702</text:p>
          </table:table-cell>
          <table:table-cell office:value-type="float" office:value="0.000007621" calcext:value-type="float">
            <text:p>0.000007621</text:p>
          </table:table-cell>
          <table:table-cell office:value-type="float" office:value="0.000017546" calcext:value-type="float">
            <text:p>0.000017546</text:p>
          </table:table-cell>
          <table:table-cell office:value-type="float" office:value="0.000033997" calcext:value-type="float">
            <text:p>0.000033997</text:p>
          </table:table-cell>
          <table:table-cell office:value-type="float" office:value="0.000060044" calcext:value-type="float">
            <text:p>0.000060044</text:p>
          </table:table-cell>
          <table:table-cell office:value-type="float" office:value="0.000101707" calcext:value-type="float">
            <text:p>0.000101707</text:p>
          </table:table-cell>
          <table:table-cell office:value-type="float" office:value="0.000291191" calcext:value-type="float">
            <text:p>0.000291191</text:p>
          </table:table-cell>
          <table:table-cell office:value-type="float" office:value="0.000474654" calcext:value-type="float">
            <text:p>0.000474654</text:p>
          </table:table-cell>
          <table:table-cell office:value-type="float" office:value="0.000474296" calcext:value-type="float">
            <text:p>0.00047429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926" calcext:value-type="float">
            <text:p>0.00000926</text:p>
          </table:table-cell>
          <table:table-cell office:value-type="float" office:value="0.00003685" calcext:value-type="float">
            <text:p>0.00003685</text:p>
          </table:table-cell>
          <table:table-cell office:value-type="float" office:value="0.0000875" calcext:value-type="float">
            <text:p>0.0000875</text:p>
          </table:table-cell>
          <table:table-cell office:value-type="float" office:value="0.00016892" calcext:value-type="float">
            <text:p>0.00016892</text:p>
          </table:table-cell>
          <table:table-cell office:value-type="float" office:value="0.0002991" calcext:value-type="float">
            <text:p>0.0002991</text:p>
          </table:table-cell>
          <table:table-cell office:value-type="float" office:value="0.00051081" calcext:value-type="float">
            <text:p>0.00051081</text:p>
          </table:table-cell>
          <table:table-cell office:value-type="float" office:value="0.00145608" calcext:value-type="float">
            <text:p>0.00145608</text:p>
          </table:table-cell>
          <table:table-cell office:value-type="float" office:value="0.00237197" calcext:value-type="float">
            <text:p>0.00237197</text:p>
          </table:table-cell>
          <table:table-cell office:value-type="float" office:value="0.002387348" calcext:value-type="float">
            <text:p>0.00238734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2807" calcext:value-type="float">
            <text:p>0.00002807</text:p>
          </table:table-cell>
          <table:table-cell office:value-type="float" office:value="0.00011359" calcext:value-type="float">
            <text:p>0.00011359</text:p>
          </table:table-cell>
          <table:table-cell office:value-type="float" office:value="0.00026878" calcext:value-type="float">
            <text:p>0.00026878</text:p>
          </table:table-cell>
          <table:table-cell office:value-type="float" office:value="0.00051992" calcext:value-type="float">
            <text:p>0.00051992</text:p>
          </table:table-cell>
          <table:table-cell office:value-type="float" office:value="0.00092154" calcext:value-type="float">
            <text:p>0.00092154</text:p>
          </table:table-cell>
          <table:table-cell office:value-type="float" office:value="0.00157385" calcext:value-type="float">
            <text:p>0.00157385</text:p>
          </table:table-cell>
          <table:table-cell office:value-type="float" office:value="0.00449609" calcext:value-type="float">
            <text:p>0.00449609</text:p>
          </table:table-cell>
          <table:table-cell office:value-type="float" office:value="0.00732075" calcext:value-type="float">
            <text:p>0.00732075</text:p>
          </table:table-cell>
          <table:table-cell office:value-type="float" office:value="0.00726889" calcext:value-type="float">
            <text:p>0.0072688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776" calcext:value-type="float">
            <text:p>0.0000776</text:p>
          </table:table-cell>
          <table:table-cell office:value-type="float" office:value="0.0003148" calcext:value-type="float">
            <text:p>0.0003148</text:p>
          </table:table-cell>
          <table:table-cell office:value-type="float" office:value="0.0007425" calcext:value-type="float">
            <text:p>0.0007425</text:p>
          </table:table-cell>
          <table:table-cell office:value-type="float" office:value="0.0014335" calcext:value-type="float">
            <text:p>0.0014335</text:p>
          </table:table-cell>
          <table:table-cell office:value-type="float" office:value="0.0025323" calcext:value-type="float">
            <text:p>0.0025323</text:p>
          </table:table-cell>
          <table:table-cell office:value-type="float" office:value="0.0043109" calcext:value-type="float">
            <text:p>0.0043109</text:p>
          </table:table-cell>
          <table:table-cell office:value-type="float" office:value="0.0122512" calcext:value-type="float">
            <text:p>0.0122512</text:p>
          </table:table-cell>
          <table:table-cell office:value-type="float" office:value="0.01997731" calcext:value-type="float">
            <text:p>0.01997731</text:p>
          </table:table-cell>
          <table:table-cell office:value-type="float" office:value="0.02058635" calcext:value-type="float">
            <text:p>0.0205863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144" calcext:value-type="float">
            <text:p>0.0001144</text:p>
          </table:table-cell>
          <table:table-cell office:value-type="float" office:value="0.0004597" calcext:value-type="float">
            <text:p>0.0004597</text:p>
          </table:table-cell>
          <table:table-cell office:value-type="float" office:value="0.0010734" calcext:value-type="float">
            <text:p>0.0010734</text:p>
          </table:table-cell>
          <table:table-cell office:value-type="float" office:value="0.0020509" calcext:value-type="float">
            <text:p>0.0020509</text:p>
          </table:table-cell>
          <table:table-cell office:value-type="float" office:value="0.0035798" calcext:value-type="float">
            <text:p>0.0035798</text:p>
          </table:table-cell>
          <table:table-cell office:value-type="float" office:value="0.0060187" calcext:value-type="float">
            <text:p>0.0060187</text:p>
          </table:table-cell>
          <table:table-cell office:value-type="float" office:value="0.0167627" calcext:value-type="float">
            <text:p>0.0167627</text:p>
          </table:table-cell>
          <table:table-cell office:value-type="float" office:value="0.02744524" calcext:value-type="float">
            <text:p>0.02744524</text:p>
          </table:table-cell>
          <table:table-cell office:value-type="float" office:value="0.03263597" calcext:value-type="float">
            <text:p>0.0326359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354" calcext:value-type="float">
            <text:p>0.00354</text:p>
          </table:table-cell>
          <table:table-cell office:value-type="float" office:value="0.1209523" calcext:value-type="float">
            <text:p>0.1209523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29235" calcext:value-type="float">
            <text:p>0.029235</text:p>
          </table:table-cell>
          <table:table-cell office:value-type="float" office:value="0.074427" calcext:value-type="float">
            <text:p>0.074427</text:p>
          </table:table-cell>
          <table:table-cell office:value-type="float" office:value="0.1203819" calcext:value-type="float">
            <text:p>0.1203819</text:p>
          </table:table-cell>
          <table:table-cell office:value-type="float" office:value="0.1898646" calcext:value-type="float">
            <text:p>0.189864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767" calcext:value-type="float">
            <text:p>0.0001767</text:p>
          </table:table-cell>
          <table:table-cell office:value-type="float" office:value="0.0006519" calcext:value-type="float">
            <text:p>0.000651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24559" calcext:value-type="float">
            <text:p>0.0024559</text:p>
          </table:table-cell>
          <table:table-cell office:value-type="float" office:value="0.0039121" calcext:value-type="float">
            <text:p>0.0039121</text:p>
          </table:table-cell>
          <table:table-cell office:value-type="float" office:value="0.0059616" calcext:value-type="float">
            <text:p>0.0059616</text:p>
          </table:table-cell>
          <table:table-cell office:value-type="float" office:value="0.0135568" calcext:value-type="float">
            <text:p>0.0135568</text:p>
          </table:table-cell>
          <table:table-cell office:value-type="float" office:value="0.0210286" calcext:value-type="float">
            <text:p>0.0210286</text:p>
          </table:table-cell>
          <table:table-cell office:value-type="float" office:value="0.033422" calcext:value-type="float">
            <text:p>0.03342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2902" calcext:value-type="float">
            <text:p>0.002902</text:p>
          </table:table-cell>
          <table:table-cell office:value-type="float" office:value="0.009275" calcext:value-type="float">
            <text:p>0.009275</text:p>
          </table:table-cell>
          <table:table-cell office:value-type="float" office:value="0.110977" calcext:value-type="float">
            <text:p>0.110977</text:p>
          </table:table-cell>
          <table:table-cell office:value-type="float" office:value="0.438432" calcext:value-type="float">
            <text:p>0.438432</text:p>
          </table:table-cell>
          <table:table-cell office:value-type="float" office:value="0.459917" calcext:value-type="float">
            <text:p>0.459917</text:p>
          </table:table-cell>
          <table:table-cell office:value-type="float" office:value="0.134772" calcext:value-type="float">
            <text:p>0.134772</text:p>
          </table:table-cell>
          <table:table-cell office:value-type="float" office:value="0.097515" calcext:value-type="float">
            <text:p>0.097515</text:p>
          </table:table-cell>
          <table:table-cell office:value-type="float" office:value="0.134086" calcext:value-type="float">
            <text:p>0.134086</text:p>
          </table:table-cell>
          <table:table-cell office:value-type="float" office:value="0.191267" calcext:value-type="float">
            <text:p>0.1912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2383" calcext:value-type="float">
            <text:p>0.0002383</text:p>
          </table:table-cell>
          <table:table-cell office:value-type="float" office:value="0.0006569" calcext:value-type="float">
            <text:p>0.0006569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015332" calcext:value-type="float">
            <text:p>0.0015332</text:p>
          </table:table-cell>
          <table:table-cell office:value-type="float" office:value="0.0019662" calcext:value-type="float">
            <text:p>0.0019662</text:p>
          </table:table-cell>
          <table:table-cell office:value-type="float" office:value="0.0024157" calcext:value-type="float">
            <text:p>0.0024157</text:p>
          </table:table-cell>
          <table:table-cell office:value-type="float" office:value="0.0034452" calcext:value-type="float">
            <text:p>0.0034452</text:p>
          </table:table-cell>
          <table:table-cell office:value-type="float" office:value="0.0041006" calcext:value-type="float">
            <text:p>0.0041006</text:p>
          </table:table-cell>
          <table:table-cell office:value-type="float" office:value="0.0049492" calcext:value-type="float">
            <text:p>0.00494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1026" calcext:value-type="float">
            <text:p>0.011026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6571" calcext:value-type="float">
            <text:p>0.03657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327569" calcext:value-type="float">
            <text:p>0.327569</text:p>
          </table:table-cell>
          <table:table-cell office:value-type="float" office:value="0.053968" calcext:value-type="float">
            <text:p>0.053968</text:p>
          </table:table-cell>
          <table:table-cell office:value-type="float" office:value="0.05955" calcext:value-type="float">
            <text:p>0.0595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1261" calcext:value-type="float">
            <text:p>0.011261</text:p>
          </table:table-cell>
          <table:table-cell office:value-type="float" office:value="0.020654" calcext:value-type="float">
            <text:p>0.020654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33486" calcext:value-type="float">
            <text:p>0.033486</text:p>
          </table:table-cell>
          <table:table-cell office:value-type="float" office:value="0.038515" calcext:value-type="float">
            <text:p>0.038515</text:p>
          </table:table-cell>
          <table:table-cell office:value-type="float" office:value="0.043183" calcext:value-type="float">
            <text:p>0.043183</text:p>
          </table:table-cell>
          <table:table-cell office:value-type="float" office:value="0.330968" calcext:value-type="float">
            <text:p>0.330968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064432" calcext:value-type="float">
            <text:p>0.0644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59743" calcext:value-type="float">
            <text:p>0.159743</text:p>
          </table:table-cell>
          <table:table-cell office:value-type="float" office:value="0.324528" calcext:value-type="float">
            <text:p>0.324528</text:p>
          </table:table-cell>
          <table:table-cell office:value-type="float" office:value="0.491847" calcext:value-type="float">
            <text:p>0.491847</text:p>
          </table:table-cell>
          <table:table-cell office:value-type="float" office:value="0.660546" calcext:value-type="float">
            <text:p>0.660546</text:p>
          </table:table-cell>
          <table:table-cell office:value-type="float" office:value="0.829999" calcext:value-type="float">
            <text:p>0.829999</text:p>
          </table:table-cell>
          <table:table-cell office:value-type="float" office:value="0.9998212" calcext:value-type="float">
            <text:p>0.9998212</text:p>
          </table:table-cell>
          <table:table-cell office:value-type="float" office:value="0.741943" calcext:value-type="float">
            <text:p>0.741943</text:p>
          </table:table-cell>
          <table:table-cell office:value-type="float" office:value="0.57282" calcext:value-type="float">
            <text:p>0.57282</text:p>
          </table:table-cell>
          <table:table-cell office:value-type="float" office:value="0.404739" calcext:value-type="float">
            <text:p>0.4047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23:18:30.18655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57:52.232318455</meta:creation-date>
    <dc:date>2019-03-28T15:01:59.847785798</dc:date>
    <meta:editing-duration>PT30M50S</meta:editing-duration>
    <meta:editing-cycles>3</meta:editing-cycles>
    <meta:generator>LibreOffice/5.1.6.2$Linux_X86_64 LibreOffice_project/10m0$Build-2</meta:generator>
    <meta:document-statistic meta:table-count="1" meta:cell-count="9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85cm" svg:height="18.833cm" xlink:href=".." xlink:type="simple" chart:class="chart:line" chart:style-name="ch1">
        <chart:legend chart:legend-position="end" svg:x="26.497cm" svg:y="8.121cm" style:legend-expansion="high" chart:style-name="ch2"/>
        <chart:plot-area chart:style-name="ch3" table:cell-range-address="Sheet1.E17:Sheet1.I30" chart:data-source-has-labels="row" svg:x="0.581cm" svg:y="0.376cm" svg:width="25.335cm" svg:height="18.081cm">
          <chartooo:coordinate-region svg:x="1.308cm" svg:y="0.576cm" svg:width="24.421cm" svg:height="17.2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7:Sheet1.E30" loext:label-string="rotate10" chart:class="chart:line">
            <chart:data-point chart:repeated="14"/>
          </chart:series>
          <chart:series chart:style-name="ch7" chart:values-cell-range-address="Sheet1.F17:Sheet1.F30" loext:label-string="rotate20" chart:class="chart:line">
            <chart:data-point chart:repeated="14"/>
          </chart:series>
          <chart:series chart:style-name="ch8" chart:values-cell-range-address="Sheet1.G17:Sheet1.G30" loext:label-string="rotate30" chart:class="chart:line">
            <chart:data-point chart:repeated="14"/>
          </chart:series>
          <chart:series chart:style-name="ch9" chart:values-cell-range-address="Sheet1.H17:Sheet1.H30" loext:label-string="rotate40" chart:class="chart:line">
            <chart:data-point chart:repeated="14"/>
          </chart:series>
          <chart:series chart:style-name="ch10" chart:values-cell-range-address="Sheet1.I17:Sheet1.I30" loext:label-string="rotate50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ate10</text:p>
              </table:table-cell>
              <table:table-cell office:value-type="string">
                <text:p>rotate20</text:p>
              </table:table-cell>
              <table:table-cell office:value-type="string">
                <text:p>rotate30</text:p>
              </table:table-cell>
              <table:table-cell office:value-type="string">
                <text:p>rotate40</text:p>
              </table:table-cell>
              <table:table-cell office:value-type="string">
                <text:p>rotate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801">
                <text:p>0.00002801</text:p>
                <draw:g>
                  <svg:desc>Sheet1.E17:Sheet1.E30</svg:desc>
                </draw:g>
              </table:table-cell>
              <table:table-cell office:value-type="float" office:value="0.00011403">
                <text:p>0.00011403</text:p>
                <draw:g>
                  <svg:desc>Sheet1.F17:Sheet1.F30</svg:desc>
                </draw:g>
              </table:table-cell>
              <table:table-cell office:value-type="float" office:value="0.00026934">
                <text:p>0.00026934</text:p>
                <draw:g>
                  <svg:desc>Sheet1.G17:Sheet1.G30</svg:desc>
                </draw:g>
              </table:table-cell>
              <table:table-cell office:value-type="float" office:value="0.00052075">
                <text:p>0.00052075</text:p>
                <draw:g>
                  <svg:desc>Sheet1.H17:Sheet1.H30</svg:desc>
                </draw:g>
              </table:table-cell>
              <table:table-cell office:value-type="float" office:value="0.00092028">
                <text:p>0.00092028</text:p>
                <draw:g>
                  <svg:desc>Sheet1.I17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539">
                <text:p>0.00002539</text:p>
              </table:table-cell>
              <table:table-cell office:value-type="float" office:value="0.00010336">
                <text:p>0.00010336</text:p>
              </table:table-cell>
              <table:table-cell office:value-type="float" office:value="0.00024401">
                <text:p>0.00024401</text:p>
              </table:table-cell>
              <table:table-cell office:value-type="float" office:value="0.00047152">
                <text:p>0.00047152</text:p>
              </table:table-cell>
              <table:table-cell office:value-type="float" office:value="0.00083302">
                <text:p>0.00083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702">
                <text:p>0.000001702</text:p>
              </table:table-cell>
              <table:table-cell office:value-type="float" office:value="0.000007621">
                <text:p>0.000007621</text:p>
              </table:table-cell>
              <table:table-cell office:value-type="float" office:value="0.000017546">
                <text:p>0.000017546</text:p>
              </table:table-cell>
              <table:table-cell office:value-type="float" office:value="0.000033997">
                <text:p>0.000033997</text:p>
              </table:table-cell>
              <table:table-cell office:value-type="float" office:value="0.000060044">
                <text:p>0.00006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926">
                <text:p>0.00000926</text:p>
              </table:table-cell>
              <table:table-cell office:value-type="float" office:value="0.00003685">
                <text:p>0.00003685</text:p>
              </table:table-cell>
              <table:table-cell office:value-type="float" office:value="0.0000875">
                <text:p>0.0000875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991">
                <text:p>0.000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807">
                <text:p>0.00002807</text:p>
              </table:table-cell>
              <table:table-cell office:value-type="float" office:value="0.00011359">
                <text:p>0.00011359</text:p>
              </table:table-cell>
              <table:table-cell office:value-type="float" office:value="0.00026878">
                <text:p>0.00026878</text:p>
              </table:table-cell>
              <table:table-cell office:value-type="float" office:value="0.00051992">
                <text:p>0.00051992</text:p>
              </table:table-cell>
              <table:table-cell office:value-type="float" office:value="0.00092154">
                <text:p>0.00092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76">
                <text:p>0.0000776</text:p>
              </table:table-cell>
              <table:table-cell office:value-type="float" office:value="0.0003148">
                <text:p>0.0003148</text:p>
              </table:table-cell>
              <table:table-cell office:value-type="float" office:value="0.0007425">
                <text:p>0.0007425</text:p>
              </table:table-cell>
              <table:table-cell office:value-type="float" office:value="0.0014335">
                <text:p>0.0014335</text:p>
              </table:table-cell>
              <table:table-cell office:value-type="float" office:value="0.0025323">
                <text:p>0.0025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144">
                <text:p>0.0001144</text:p>
              </table:table-cell>
              <table:table-cell office:value-type="float" office:value="0.0004597">
                <text:p>0.0004597</text:p>
              </table:table-cell>
              <table:table-cell office:value-type="float" office:value="0.0010734">
                <text:p>0.0010734</text:p>
              </table:table-cell>
              <table:table-cell office:value-type="float" office:value="0.0020509">
                <text:p>0.0020509</text:p>
              </table:table-cell>
              <table:table-cell office:value-type="float" office:value="0.0035798">
                <text:p>0.0035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4">
                <text:p>0.00354</text:p>
              </table:table-cell>
              <table:table-cell office:value-type="float" office:value="0.1209523">
                <text:p>0.1209523</text:p>
              </table:table-cell>
              <table:table-cell office:value-type="float" office:value="0.005958">
                <text:p>0.005958</text:p>
              </table:table-cell>
              <table:table-cell office:value-type="float" office:value="0.010916">
                <text:p>0.010916</text:p>
              </table:table-cell>
              <table:table-cell office:value-type="float" office:value="0.01823">
                <text:p>0.01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767">
                <text:p>0.0001767</text:p>
              </table:table-cell>
              <table:table-cell office:value-type="float" office:value="0.0006519">
                <text:p>0.0006519</text:p>
              </table:table-cell>
              <table:table-cell office:value-type="float" office:value="0.001401">
                <text:p>0.001401</text:p>
              </table:table-cell>
              <table:table-cell office:value-type="float" office:value="0.0024559">
                <text:p>0.0024559</text:p>
              </table:table-cell>
              <table:table-cell office:value-type="float" office:value="0.0039121">
                <text:p>0.0039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02">
                <text:p>0.002902</text:p>
              </table:table-cell>
              <table:table-cell office:value-type="float" office:value="0.009275">
                <text:p>0.009275</text:p>
              </table:table-cell>
              <table:table-cell office:value-type="float" office:value="0.110977">
                <text:p>0.110977</text:p>
              </table:table-cell>
              <table:table-cell office:value-type="float" office:value="0.438432">
                <text:p>0.438432</text:p>
              </table:table-cell>
              <table:table-cell office:value-type="float" office:value="0.459917">
                <text:p>0.459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383">
                <text:p>0.0002383</text:p>
              </table:table-cell>
              <table:table-cell office:value-type="float" office:value="0.0006569">
                <text:p>0.0006569</text:p>
              </table:table-cell>
              <table:table-cell office:value-type="float" office:value="0.0010994">
                <text:p>0.0010994</text:p>
              </table:table-cell>
              <table:table-cell office:value-type="float" office:value="0.0015332">
                <text:p>0.0015332</text:p>
              </table:table-cell>
              <table:table-cell office:value-type="float" office:value="0.0019662">
                <text:p>0.0019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26">
                <text:p>0.011026</text:p>
              </table:table-cell>
              <table:table-cell office:value-type="float" office:value="0.020005">
                <text:p>0.020005</text:p>
              </table:table-cell>
              <table:table-cell office:value-type="float" office:value="0.026642">
                <text:p>0.026642</text:p>
              </table:table-cell>
              <table:table-cell office:value-type="float" office:value="0.031972">
                <text:p>0.031972</text:p>
              </table:table-cell>
              <table:table-cell office:value-type="float" office:value="0.036571">
                <text:p>0.036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261">
                <text:p>0.011261</text:p>
              </table:table-cell>
              <table:table-cell office:value-type="float" office:value="0.020654">
                <text:p>0.020654</text:p>
              </table:table-cell>
              <table:table-cell office:value-type="float" office:value="0.027728">
                <text:p>0.027728</text:p>
              </table:table-cell>
              <table:table-cell office:value-type="float" office:value="0.033486">
                <text:p>0.033486</text:p>
              </table:table-cell>
              <table:table-cell office:value-type="float" office:value="0.038515">
                <text:p>0.038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9743">
                <text:p>0.159743</text:p>
              </table:table-cell>
              <table:table-cell office:value-type="float" office:value="0.324528">
                <text:p>0.324528</text:p>
              </table:table-cell>
              <table:table-cell office:value-type="float" office:value="0.491847">
                <text:p>0.491847</text:p>
              </table:table-cell>
              <table:table-cell office:value-type="float" office:value="0.660546">
                <text:p>0.660546</text:p>
              </table:table-cell>
              <table:table-cell office:value-type="float" office:value="0.829999">
                <text:p>0.82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